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7cm" style:rel-column-width="3841*"/>
    </style:style>
    <style:style style:name="Table2.B" style:family="table-column">
      <style:table-column-properties style:column-width="0.998cm" style:rel-column-width="3848*"/>
    </style:style>
    <style:style style:name="Table2.C" style:family="table-column">
      <style:table-column-properties style:column-width="2.207cm" style:rel-column-width="8506*"/>
    </style:style>
    <style:style style:name="Table2.D" style:family="table-column">
      <style:table-column-properties style:column-width="2.995cm" style:rel-column-width="11545*"/>
    </style:style>
    <style:style style:name="Table2.E" style:family="table-column">
      <style:table-column-properties style:column-width="2.298cm" style:rel-column-width="8859*"/>
    </style:style>
    <style:style style:name="Table2.F" style:family="table-column">
      <style:table-column-properties style:column-width="2.812cm" style:rel-column-width="10838*"/>
    </style:style>
    <style:style style:name="Table2.G" style:family="table-column">
      <style:table-column-properties style:column-width="1.602cm" style:rel-column-width="6174*"/>
    </style:style>
    <style:style style:name="Table2.H" style:family="table-column">
      <style:table-column-properties style:column-width="3.094cm" style:rel-column-width="11924*"/>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0b14785" officeooo:paragraph-rsid="0108a583" style:font-size-asian="14pt" style:font-style-asian="normal" style:font-size-complex="14pt" style:font-style-complex="normal"/>
    </style:style>
    <style:style style:name="P4" style:family="paragraph" style:parent-style-name="Standard">
      <style:text-properties fo:font-size="14pt" fo:font-style="normal" officeooo:rsid="00b14785" officeooo:paragraph-rsid="010aa1d7" style:font-size-asian="14pt" style:font-style-asian="normal" style:font-size-complex="14pt" style:font-style-complex="normal"/>
    </style:style>
    <style:style style:name="P5" style:family="paragraph" style:parent-style-name="Standard">
      <style:text-properties fo:font-size="14pt" fo:font-style="normal" officeooo:rsid="00b14785" officeooo:paragraph-rsid="010b6770" style:font-size-asian="14pt" style:font-style-asian="normal" style:font-size-complex="14pt" style:font-style-complex="normal"/>
    </style:style>
    <style:style style:name="P6"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7" style:family="paragraph" style:parent-style-name="Standard">
      <style:paragraph-properties fo:text-align="center" style:justify-single-word="false"/>
      <style:text-properties fo:font-size="32pt" fo:font-weight="bold" officeooo:rsid="003634bf" officeooo:paragraph-rsid="0017478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officeooo:paragraph-rsid="010aa1d7" style:font-size-asian="20pt" style:font-size-complex="20pt"/>
    </style:style>
    <style:style style:name="P10" style:family="paragraph" style:parent-style-name="Standard">
      <style:paragraph-properties fo:text-align="center" style:justify-single-word="false"/>
      <style:text-properties fo:font-size="20pt" officeooo:paragraph-rsid="010b6770" style:font-size-asian="20pt" style:font-size-complex="20pt"/>
    </style:style>
    <style:style style:name="P11" style:family="paragraph" style:parent-style-name="Standard">
      <style:text-properties style:text-position="0% 100%" fo:font-size="14pt" fo:font-style="normal" style:text-underline-style="none" fo:font-weight="normal" officeooo:rsid="01098c7e" officeooo:paragraph-rsid="01098c7e" style:font-size-asian="14pt" style:font-style-asian="normal" style:font-weight-asian="normal" style:font-size-complex="14pt" style:font-style-complex="normal" style:font-weight-complex="normal"/>
    </style:style>
    <style:style style:name="P12" style:family="paragraph" style:parent-style-name="Standard">
      <style:text-properties style:text-position="0% 100%" fo:font-size="14pt" fo:font-style="normal" style:text-underline-style="none" fo:font-weight="normal" officeooo:rsid="010aa1d7" officeooo:paragraph-rsid="010aa1d7"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32pt" style:font-size-asian="32pt" style:font-size-complex="32pt"/>
    </style:style>
    <style:style style:name="P14" style:family="paragraph" style:parent-style-name="Standard">
      <style:text-properties fo:font-size="14pt" fo:font-style="normal" officeooo:rsid="00dced64" officeooo:paragraph-rsid="010db57f" style:font-size-asian="14pt" style:font-style-asian="normal" style:font-size-complex="14pt" style:font-style-complex="normal"/>
    </style:style>
    <style:style style:name="P15" style:family="paragraph" style:parent-style-name="Standard">
      <style:text-properties fo:font-size="14pt" fo:font-style="normal" officeooo:rsid="00dced64" officeooo:paragraph-rsid="011b5f49" style:font-size-asian="14pt" style:font-style-asian="normal" style:font-size-complex="14pt" style:font-style-complex="normal"/>
    </style:style>
    <style:style style:name="P16" style:family="paragraph" style:parent-style-name="Standard">
      <style:text-properties fo:font-size="14pt" fo:font-style="normal" officeooo:rsid="00dced64" officeooo:paragraph-rsid="011cef28" style:font-size-asian="14pt" style:font-style-asian="normal" style:font-size-complex="14pt" style:font-style-complex="normal"/>
    </style:style>
    <style:style style:name="P17" style:family="paragraph" style:parent-style-name="Standard">
      <style:text-properties fo:font-size="14pt" fo:font-style="normal" officeooo:rsid="010db57f" officeooo:paragraph-rsid="010db57f" style:font-size-asian="14pt" style:font-style-asian="normal" style:font-size-complex="14pt" style:font-style-complex="normal"/>
    </style:style>
    <style:style style:name="P18" style:family="paragraph" style:parent-style-name="Standard">
      <style:text-properties fo:font-size="14pt" fo:font-style="normal" officeooo:rsid="010fa99b" officeooo:paragraph-rsid="010fa99b" style:font-size-asian="14pt" style:font-style-asian="normal" style:font-size-complex="14pt" style:font-style-complex="normal"/>
    </style:style>
    <style:style style:name="P19" style:family="paragraph" style:parent-style-name="Standard">
      <style:text-properties fo:font-size="14pt" fo:font-style="normal" officeooo:rsid="010fa99b" officeooo:paragraph-rsid="0116402c" style:font-size-asian="14pt" style:font-style-asian="normal" style:font-size-complex="14pt" style:font-style-complex="normal"/>
    </style:style>
    <style:style style:name="P20" style:family="paragraph" style:parent-style-name="Standard">
      <style:text-properties fo:font-size="14pt" fo:font-style="normal" officeooo:rsid="0112ad1b" officeooo:paragraph-rsid="0112ad1b" style:font-size-asian="14pt" style:font-style-asian="normal" style:font-size-complex="14pt" style:font-style-complex="normal"/>
    </style:style>
    <style:style style:name="P21" style:family="paragraph" style:parent-style-name="Standard">
      <style:text-properties fo:font-size="14pt" fo:font-style="normal" officeooo:rsid="0113ecfc" officeooo:paragraph-rsid="0113ecfc" style:font-size-asian="14pt" style:font-style-asian="normal" style:font-size-complex="14pt" style:font-style-complex="normal"/>
    </style:style>
    <style:style style:name="P22" style:family="paragraph" style:parent-style-name="Standard">
      <style:text-properties fo:font-size="14pt" fo:font-style="normal" officeooo:rsid="00b14785" officeooo:paragraph-rsid="0113ecfc" style:font-size-asian="14pt" style:font-style-asian="normal" style:font-size-complex="14pt" style:font-style-complex="normal"/>
    </style:style>
    <style:style style:name="P23" style:family="paragraph" style:parent-style-name="Standard">
      <style:paragraph-properties fo:text-align="center" style:justify-single-word="false"/>
      <style:text-properties fo:font-size="14pt" fo:font-style="normal" officeooo:rsid="00b14785" officeooo:paragraph-rsid="0113ecfc" style:font-size-asian="14pt" style:font-style-asian="normal" style:font-size-complex="14pt" style:font-style-complex="normal"/>
    </style:style>
    <style:style style:name="P24" style:family="paragraph" style:parent-style-name="Standard">
      <style:text-properties fo:font-size="14pt" fo:font-style="normal" officeooo:rsid="00b14785" officeooo:paragraph-rsid="0116402c" style:font-size-asian="14pt" style:font-style-asian="normal" style:font-size-complex="14pt" style:font-style-complex="normal"/>
    </style:style>
    <style:style style:name="P25" style:family="paragraph" style:parent-style-name="Standard">
      <style:text-properties fo:font-size="14pt" fo:font-style="normal" officeooo:rsid="00b14785" officeooo:paragraph-rsid="011793b4" style:font-size-asian="14pt" style:font-style-asian="normal" style:font-size-complex="14pt" style:font-style-complex="normal"/>
    </style:style>
    <style:style style:name="P26" style:family="paragraph" style:parent-style-name="Standard">
      <style:text-properties fo:font-size="14pt" fo:font-style="normal" officeooo:rsid="00b14785" officeooo:paragraph-rsid="011b5f49" style:font-size-asian="14pt" style:font-style-asian="normal" style:font-size-complex="14pt" style:font-style-complex="normal"/>
    </style:style>
    <style:style style:name="P27" style:family="paragraph" style:parent-style-name="Standard">
      <style:text-properties fo:font-size="14pt" fo:font-style="normal" officeooo:rsid="00b14785" officeooo:paragraph-rsid="011e837e" style:font-size-asian="14pt" style:font-style-asian="normal" style:font-size-complex="14pt" style:font-style-complex="normal"/>
    </style:style>
    <style:style style:name="P28" style:family="paragraph" style:parent-style-name="Standard">
      <style:text-properties fo:font-size="14pt" fo:font-style="normal" officeooo:rsid="00b40b78" officeooo:paragraph-rsid="0113ecfc" style:font-size-asian="14pt" style:font-style-asian="normal" style:font-size-complex="14pt" style:font-style-complex="normal"/>
    </style:style>
    <style:style style:name="P29" style:family="paragraph" style:parent-style-name="Standard">
      <style:text-properties fo:font-size="14pt" fo:font-style="normal" officeooo:rsid="00b5b529" officeooo:paragraph-rsid="0113ecfc" style:font-size-asian="14pt" style:font-style-asian="normal" style:font-size-complex="14pt" style:font-style-complex="normal"/>
    </style:style>
    <style:style style:name="P30" style:family="paragraph" style:parent-style-name="Standard">
      <style:text-properties fo:font-size="14pt" fo:font-style="normal" officeooo:rsid="0116402c" officeooo:paragraph-rsid="0116402c" style:font-size-asian="14pt" style:font-style-asian="normal" style:font-size-complex="14pt" style:font-style-complex="normal"/>
    </style:style>
    <style:style style:name="P31" style:family="paragraph" style:parent-style-name="Standard">
      <style:text-properties fo:font-size="14pt" fo:font-style="normal" officeooo:rsid="011793b4" officeooo:paragraph-rsid="011793b4" style:font-size-asian="14pt" style:font-style-asian="normal" style:font-size-complex="14pt" style:font-style-complex="normal"/>
    </style:style>
    <style:style style:name="P32" style:family="paragraph" style:parent-style-name="Standard">
      <style:text-properties fo:font-size="14pt" fo:font-style="normal" officeooo:rsid="0119279b" officeooo:paragraph-rsid="0119279b" style:font-size-asian="14pt" style:font-style-asian="normal" style:font-size-complex="14pt" style:font-style-complex="normal"/>
    </style:style>
    <style:style style:name="P33" style:family="paragraph" style:parent-style-name="Standard">
      <style:text-properties fo:font-size="14pt" fo:font-style="normal" officeooo:rsid="011a2e9f" officeooo:paragraph-rsid="011a2e9f" style:font-size-asian="14pt" style:font-style-asian="normal" style:font-size-complex="14pt" style:font-style-complex="normal"/>
    </style:style>
    <style:style style:name="P34" style:family="paragraph" style:parent-style-name="Standard">
      <style:text-properties fo:font-size="14pt" fo:font-style="normal" officeooo:rsid="011cef28" officeooo:paragraph-rsid="011cef28" style:font-size-asian="14pt" style:font-style-asian="normal" style:font-size-complex="14pt" style:font-style-complex="normal"/>
    </style:style>
    <style:style style:name="P35" style:family="paragraph" style:parent-style-name="Standard">
      <style:text-properties fo:font-size="14pt" fo:font-style="normal" officeooo:rsid="011e837e" officeooo:paragraph-rsid="011e837e" style:font-size-asian="14pt" style:font-style-asian="normal" style:font-size-complex="14pt" style:font-style-complex="normal"/>
    </style:style>
    <style:style style:name="P36" style:family="paragraph" style:parent-style-name="Standard">
      <style:text-properties fo:font-size="14pt" fo:font-style="normal" officeooo:rsid="011e8490" officeooo:paragraph-rsid="011e8490" style:font-size-asian="14pt" style:font-style-asian="normal" style:font-size-complex="14pt" style:font-style-complex="normal"/>
    </style:style>
    <style:style style:name="P37" style:family="paragraph" style:parent-style-name="Standard">
      <style:text-properties fo:font-size="14pt" fo:font-style="normal" fo:font-weight="bold" officeooo:rsid="010fa99b" officeooo:paragraph-rsid="0111618a"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111c6ee" officeooo:paragraph-rsid="0111c6ee"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112ad1b" officeooo:paragraph-rsid="0112ad1b"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b14785" officeooo:paragraph-rsid="0112ad1b"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113ecfc" officeooo:paragraph-rsid="0113ecfc"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115e770" officeooo:paragraph-rsid="0115e770"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117428b" officeooo:paragraph-rsid="0117428b"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11b320d" officeooo:paragraph-rsid="011b320d"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11ed5c7" officeooo:paragraph-rsid="011ed5c7"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normal" officeooo:rsid="00b14785" officeooo:paragraph-rsid="0113ecfc" style:font-size-asian="14pt" style:font-style-asian="normal" style:font-weight-asian="normal" style:font-size-complex="14pt" style:font-style-complex="normal" style:font-weight-complex="normal"/>
    </style:style>
    <style:style style:name="P47" style:family="paragraph" style:parent-style-name="Standard">
      <style:text-properties fo:font-size="14pt" officeooo:paragraph-rsid="011e8490" style:font-size-asian="14pt" style:font-size-complex="14pt"/>
    </style:style>
    <style:style style:name="P48" style:family="paragraph" style:parent-style-name="Standard">
      <style:paragraph-properties fo:text-align="center" style:justify-single-word="false"/>
      <style:text-properties fo:font-size="20pt" officeooo:paragraph-rsid="0113ecfc" style:font-size-asian="20pt" style:font-size-complex="20pt"/>
    </style:style>
    <style:style style:name="P49" style:family="paragraph" style:parent-style-name="Standard">
      <style:paragraph-properties fo:text-align="center" style:justify-single-word="false"/>
      <style:text-properties fo:font-size="20pt" officeooo:paragraph-rsid="0116402c" style:font-size-asian="20pt" style:font-size-complex="20pt"/>
    </style:style>
    <style:style style:name="P50" style:family="paragraph" style:parent-style-name="Standard">
      <style:paragraph-properties fo:text-align="center" style:justify-single-word="false"/>
      <style:text-properties fo:font-size="20pt" officeooo:paragraph-rsid="011793b4" style:font-size-asian="20pt" style:font-size-complex="20pt"/>
    </style:style>
    <style:style style:name="P51" style:family="paragraph" style:parent-style-name="Standard">
      <style:paragraph-properties fo:text-align="center" style:justify-single-word="false"/>
      <style:text-properties fo:font-size="20pt" officeooo:paragraph-rsid="011b5f49" style:font-size-asian="20pt" style:font-size-complex="20pt"/>
    </style:style>
    <style:style style:name="P52" style:family="paragraph" style:parent-style-name="Standard">
      <style:paragraph-properties fo:text-align="center" style:justify-single-word="false"/>
      <style:text-properties fo:font-size="20pt" officeooo:paragraph-rsid="011e837e" style:font-size-asian="20pt" style:font-size-complex="20pt"/>
    </style:style>
    <style:style style:name="P53" style:family="paragraph" style:parent-style-name="Standard">
      <style:text-properties fo:font-size="10pt" fo:font-style="normal" officeooo:rsid="00b8d9e6" officeooo:paragraph-rsid="0113ecfc" style:font-size-asian="10pt" style:font-style-asian="normal" style:font-size-complex="10pt" style:font-style-complex="normal"/>
    </style:style>
    <style:style style:name="P54" style:family="paragraph" style:parent-style-name="Standard">
      <style:text-properties fo:font-size="10pt" fo:font-style="normal" officeooo:rsid="00b9f18c" officeooo:paragraph-rsid="0113ecfc" style:font-size-asian="8.75pt" style:font-style-asian="normal" style:font-size-complex="10pt" style:font-style-complex="normal"/>
    </style:style>
    <style:style style:name="P55" style:family="paragraph" style:parent-style-name="Standard">
      <style:text-properties style:text-position="0% 100%" fo:font-size="14pt" fo:font-style="normal" fo:font-weight="normal" officeooo:rsid="00f2ebbf" officeooo:paragraph-rsid="011b5f49" style:font-size-asian="14pt" style:font-style-asian="normal" style:font-weight-asian="normal" style:font-size-complex="14pt" style:font-style-complex="normal" style:font-weight-complex="normal"/>
    </style:style>
    <style:style style:name="P56" style:family="paragraph" style:parent-style-name="Standard">
      <style:text-properties style:text-position="0% 100%" fo:font-size="14pt" fo:font-style="normal" fo:font-weight="normal" officeooo:rsid="00f2ebbf" officeooo:paragraph-rsid="011cef28" style:font-size-asian="14pt" style:font-style-asian="normal" style:font-weight-asian="normal" style:font-size-complex="14pt" style:font-style-complex="normal" style:font-weight-complex="normal"/>
    </style:style>
    <style:style style:name="P57" style:family="paragraph" style:parent-style-name="Standard">
      <style:text-properties style:text-position="0% 100%" fo:font-size="14pt" fo:font-style="normal" style:text-underline-style="none" fo:font-weight="normal" officeooo:rsid="010aa1d7" officeooo:paragraph-rsid="01098c7e" style:font-size-asian="14pt" style:font-style-asian="normal" style:font-weight-asian="normal" style:font-size-complex="14pt" style:font-style-complex="normal" style:font-weight-complex="normal"/>
    </style:style>
    <style:style style:name="P58" style:family="paragraph" style:parent-style-name="Table_20_Contents">
      <style:text-properties fo:font-size="14pt" officeooo:paragraph-rsid="0113ecfc" style:font-size-asian="14pt" style:font-size-complex="14pt"/>
    </style:style>
    <style:style style:name="P59" style:family="paragraph" style:parent-style-name="Table_20_Contents">
      <style:text-properties fo:font-size="14pt" officeooo:rsid="00def8e6" officeooo:paragraph-rsid="0116402c" style:font-size-asian="14pt" style:font-size-complex="14pt"/>
    </style:style>
    <style:style style:name="P60" style:family="paragraph" style:parent-style-name="Table_20_Contents">
      <style:text-properties fo:font-size="14pt" officeooo:rsid="00df1642" officeooo:paragraph-rsid="0116402c" style:font-size-asian="14pt" style:font-size-complex="14pt"/>
    </style:style>
    <style:style style:name="P61" style:family="paragraph" style:parent-style-name="Table_20_Contents">
      <style:text-properties fo:font-size="14pt" officeooo:rsid="00dfc8eb" officeooo:paragraph-rsid="0116402c" style:font-size-asian="14pt" style:font-size-complex="14pt"/>
    </style:style>
    <style:style style:name="P62" style:family="paragraph" style:parent-style-name="Table_20_Contents">
      <style:text-properties fo:font-size="14pt" officeooo:rsid="00e01656" officeooo:paragraph-rsid="0116402c" style:font-size-asian="14pt" style:font-size-complex="14pt"/>
    </style:style>
    <style:style style:name="P63" style:family="paragraph" style:parent-style-name="Table_20_Contents">
      <style:text-properties fo:font-size="14pt" officeooo:rsid="00e33d2f" officeooo:paragraph-rsid="0116402c" style:font-size-asian="14pt" style:font-size-complex="14pt"/>
    </style:style>
    <style:style style:name="P64" style:family="paragraph" style:parent-style-name="Table_20_Contents">
      <style:text-properties fo:font-size="14pt" officeooo:rsid="00e3f3ca" officeooo:paragraph-rsid="0116402c" style:font-size-asian="14pt" style:font-size-complex="14pt"/>
    </style:style>
    <style:style style:name="P65" style:family="paragraph" style:parent-style-name="Table_20_Contents">
      <style:text-properties fo:font-size="14pt" officeooo:rsid="00e5867f" officeooo:paragraph-rsid="0116402c" style:font-size-asian="14pt" style:font-size-complex="14pt"/>
    </style:style>
    <style:style style:name="P66" style:family="paragraph" style:parent-style-name="Table_20_Contents">
      <style:text-properties fo:font-size="14pt" officeooo:rsid="00e5f349" officeooo:paragraph-rsid="0116402c" style:font-size-asian="14pt" style:font-size-complex="14pt"/>
    </style:style>
    <style:style style:name="P67" style:family="paragraph" style:parent-style-name="Table_20_Contents">
      <style:text-properties fo:font-size="14pt" officeooo:rsid="00e1eb4d" officeooo:paragraph-rsid="0116402c" style:font-size-asian="14pt" style:font-size-complex="14pt"/>
    </style:style>
    <style:style style:name="P68" style:family="paragraph" style:parent-style-name="Table_20_Contents">
      <style:text-properties fo:font-size="14pt" officeooo:rsid="010c8559" officeooo:paragraph-rsid="0116402c" style:font-size-asian="14pt" style:font-size-complex="14pt"/>
    </style:style>
    <style:style style:name="P69" style:family="paragraph" style:parent-style-name="Table_20_Contents">
      <style:text-properties fo:font-size="14pt" officeooo:rsid="01165c42" officeooo:paragraph-rsid="01165c42" style:font-size-asian="14pt" style:font-size-complex="14pt"/>
    </style:style>
    <style:style style:name="P70" style:family="paragraph" style:parent-style-name="Table_20_Contents">
      <style:text-properties fo:font-size="10pt" officeooo:rsid="00babb09" officeooo:paragraph-rsid="0113ecfc" style:font-size-asian="8.75pt" style:font-size-complex="10pt"/>
    </style:style>
    <style:style style:name="T1" style:family="text">
      <style:text-properties officeooo:rsid="00aae044"/>
    </style:style>
    <style:style style:name="T2" style:family="text">
      <style:text-properties fo:font-weight="bold" style:font-weight-asian="bold" style:font-weight-complex="bold"/>
    </style:style>
    <style:style style:name="T3" style:family="text">
      <style:text-properties fo:font-weight="bold" officeooo:rsid="00b14785" style:font-weight-asian="bold" style:font-weight-complex="bold"/>
    </style:style>
    <style:style style:name="T4" style:family="text">
      <style:text-properties fo:font-weight="bold" officeooo:rsid="0108a583" style:font-weight-asian="bold" style:font-weight-complex="bold"/>
    </style:style>
    <style:style style:name="T5" style:family="text">
      <style:text-properties fo:font-weight="bold" officeooo:rsid="010aa1d7" style:font-weight-asian="bold" style:font-weight-complex="bold"/>
    </style:style>
    <style:style style:name="T6" style:family="text">
      <style:text-properties fo:font-weight="bold" officeooo:rsid="010b6770" style:font-weight-asian="bold" style:font-weight-complex="bold"/>
    </style:style>
    <style:style style:name="T7" style:family="text">
      <style:text-properties fo:font-weight="bold" officeooo:rsid="0113ecfc" style:font-weight-asian="bold" style:font-weight-complex="bold"/>
    </style:style>
    <style:style style:name="T8" style:family="text">
      <style:text-properties fo:font-weight="bold" officeooo:rsid="0116402c" style:font-weight-asian="bold" style:font-weight-complex="bold"/>
    </style:style>
    <style:style style:name="T9" style:family="text">
      <style:text-properties fo:font-weight="bold" officeooo:rsid="011793b4" style:font-weight-asian="bold" style:font-weight-complex="bold"/>
    </style:style>
    <style:style style:name="T10" style:family="text">
      <style:text-properties fo:font-weight="bold" officeooo:rsid="011b320d" style:font-weight-asian="bold" style:font-weight-complex="bold"/>
    </style:style>
    <style:style style:name="T11" style:family="text">
      <style:text-properties fo:font-weight="bold" officeooo:rsid="011b5f49" style:font-weight-asian="bold" style:font-weight-complex="bold"/>
    </style:style>
    <style:style style:name="T12" style:family="text">
      <style:text-properties fo:font-weight="bold" officeooo:rsid="011e837e" style:font-weight-asian="bold" style:font-weight-complex="bold"/>
    </style:style>
    <style:style style:name="T13" style:family="text">
      <style:text-properties officeooo:rsid="00b282d5"/>
    </style:style>
    <style:style style:name="T14" style:family="text">
      <style:text-properties officeooo:rsid="00b2c15b"/>
    </style:style>
    <style:style style:name="T15" style:family="text">
      <style:text-properties fo:font-weight="normal" style:font-weight-asian="normal" style:font-weight-complex="normal"/>
    </style:style>
    <style:style style:name="T16" style:family="text">
      <style:text-properties fo:font-weight="normal" officeooo:rsid="001797bd" style:font-weight-asian="normal" style:font-weight-complex="normal"/>
    </style:style>
    <style:style style:name="T17" style:family="text">
      <style:text-properties fo:font-weight="normal" officeooo:rsid="00b72b2b" style:font-weight-asian="normal" style:font-weight-complex="normal"/>
    </style:style>
    <style:style style:name="T18" style:family="text">
      <style:text-properties fo:font-weight="normal" officeooo:rsid="00b8d9e6" style:font-weight-asian="normal" style:font-weight-complex="normal"/>
    </style:style>
    <style:style style:name="T19" style:family="text">
      <style:text-properties fo:font-weight="normal" officeooo:rsid="00b9f18c" style:font-weight-asian="normal" style:font-weight-complex="normal"/>
    </style:style>
    <style:style style:name="T20" style:family="text">
      <style:text-properties fo:font-weight="normal" officeooo:rsid="00bce55d" style:font-weight-asian="normal" style:font-weight-complex="normal"/>
    </style:style>
    <style:style style:name="T21" style:family="text">
      <style:text-properties officeooo:rsid="00b40b78"/>
    </style:style>
    <style:style style:name="T22" style:family="text">
      <style:text-properties officeooo:rsid="00b5b529"/>
    </style:style>
    <style:style style:name="T23" style:family="text">
      <style:text-properties officeooo:rsid="00b9f18c"/>
    </style:style>
    <style:style style:name="T24" style:family="text">
      <style:text-properties fo:font-style="normal" style:font-style-asian="normal" style:font-style-complex="normal"/>
    </style:style>
    <style:style style:name="T25" style:family="text">
      <style:text-properties fo:font-style="normal" officeooo:rsid="00b40b78" style:font-style-asian="normal" style:font-style-complex="normal"/>
    </style:style>
    <style:style style:name="T26" style:family="text">
      <style:text-properties fo:font-style="normal" officeooo:rsid="00b9f18c" style:font-style-asian="normal" style:font-style-complex="normal"/>
    </style:style>
    <style:style style:name="T27" style:family="text">
      <style:text-properties fo:font-style="normal" officeooo:rsid="00beaa2c" style:font-style-asian="normal" style:font-style-complex="normal"/>
    </style:style>
    <style:style style:name="T28" style:family="text">
      <style:text-properties officeooo:rsid="00babb09"/>
    </style:style>
    <style:style style:name="T29" style:family="text">
      <style:text-properties fo:font-size="10pt" officeooo:rsid="00babb09" style:font-size-asian="8.75pt" style:font-size-complex="10pt"/>
    </style:style>
    <style:style style:name="T30" style:family="text">
      <style:text-properties officeooo:rsid="00beaa2c"/>
    </style:style>
    <style:style style:name="T31" style:family="text">
      <style:text-properties officeooo:rsid="00beb066"/>
    </style:style>
    <style:style style:name="T32" style:family="text">
      <style:text-properties officeooo:rsid="00de481c"/>
    </style:style>
    <style:style style:name="T33" style:family="text">
      <style:text-properties officeooo:rsid="00dfc8eb"/>
    </style:style>
    <style:style style:name="T34" style:family="text">
      <style:text-properties officeooo:rsid="00e01656"/>
    </style:style>
    <style:style style:name="T35" style:family="text">
      <style:text-properties officeooo:rsid="00e4d2d6"/>
    </style:style>
    <style:style style:name="T36" style:family="text">
      <style:text-properties officeooo:rsid="00e5f349"/>
    </style:style>
    <style:style style:name="T37" style:family="text">
      <style:text-properties officeooo:rsid="00e63bbe"/>
    </style:style>
    <style:style style:name="T38" style:family="text">
      <style:text-properties officeooo:rsid="00e7fb17"/>
    </style:style>
    <style:style style:name="T39" style:family="text">
      <style:text-properties officeooo:rsid="00e8e2f3"/>
    </style:style>
    <style:style style:name="T40" style:family="text">
      <style:text-properties style:text-position="super 58%" style:font-name="Liberation Serif" fo:font-weight="normal" style:font-name-asian="WenQuanYi Micro Hei" style:font-weight-asian="normal" style:font-name-complex="Lohit Hindi" style:font-weight-complex="normal"/>
    </style:style>
    <style:style style:name="T41" style:family="text">
      <style:text-properties style:text-position="super 58%" style:font-name="Liberation Serif" fo:font-weight="normal" officeooo:rsid="011ed5c7" style:font-name-asian="WenQuanYi Micro Hei" style:font-weight-asian="normal" style:font-name-complex="Lohit Hindi" style:font-weight-complex="normal"/>
    </style:style>
    <style:style style:name="T42" style:family="text">
      <style:text-properties style:text-position="super 58%" style:font-name="Liberation Serif" fo:font-style="normal" fo:font-weight="normal" officeooo:rsid="011e8490" style:font-name-asian="WenQuanYi Micro Hei" style:font-style-asian="normal" style:font-weight-asian="normal" style:font-name-complex="Lohit Hindi" style:font-style-complex="normal" style:font-weight-complex="normal"/>
    </style:style>
    <style:style style:name="T43" style:family="text">
      <style:text-properties style:text-position="0% 100%" fo:font-weight="normal" style:font-weight-asian="normal" style:font-weight-complex="normal"/>
    </style:style>
    <style:style style:name="T44" style:family="text">
      <style:text-properties style:text-position="0% 100%" style:font-name="Liberation Serif1" fo:font-weight="normal" style:font-name-asian="Liberation Serif1" style:font-weight-asian="normal" style:font-name-complex="Liberation Serif1" style:font-weight-complex="normal"/>
    </style:style>
    <style:style style:name="T45" style:family="text">
      <style:text-properties style:text-position="0% 100%" style:font-name="Liberation Serif" fo:font-weight="normal" style:font-name-asian="WenQuanYi Micro Hei" style:font-weight-asian="normal" style:font-name-complex="Lohit Hindi" style:font-weight-complex="normal"/>
    </style:style>
    <style:style style:name="T46" style:family="text">
      <style:text-properties style:text-position="0% 100%" style:font-name="Liberation Serif" fo:font-weight="normal" officeooo:rsid="00b14785" style:font-name-asian="WenQuanYi Micro Hei" style:font-weight-asian="normal" style:font-name-complex="Lohit Hindi" style:font-weight-complex="normal"/>
    </style:style>
    <style:style style:name="T47" style:family="text">
      <style:text-properties style:text-position="0% 100%" style:font-name="Liberation Serif" fo:font-weight="normal" officeooo:rsid="010fa99b" style:font-name-asian="WenQuanYi Micro Hei" style:font-weight-asian="normal" style:font-name-complex="Lohit Hindi" style:font-weight-complex="normal"/>
    </style:style>
    <style:style style:name="T48" style:family="text">
      <style:text-properties style:text-position="0% 100%" style:font-name="Liberation Serif" fo:font-weight="normal" officeooo:rsid="0111618a" style:font-name-asian="WenQuanYi Micro Hei" style:font-weight-asian="normal" style:font-name-complex="Lohit Hindi" style:font-weight-complex="normal"/>
    </style:style>
    <style:style style:name="T49" style:family="text">
      <style:text-properties style:text-position="0% 100%" style:font-name="Liberation Serif" fo:font-weight="normal" officeooo:rsid="0112ad1b" style:font-name-asian="WenQuanYi Micro Hei" style:font-weight-asian="normal" style:font-name-complex="Lohit Hindi" style:font-weight-complex="normal"/>
    </style:style>
    <style:style style:name="T50" style:family="text">
      <style:text-properties style:text-position="0% 100%" style:font-name="Liberation Serif" fo:font-weight="normal" officeooo:rsid="0113ecfc" style:font-name-asian="WenQuanYi Micro Hei" style:font-weight-asian="normal" style:font-name-complex="Lohit Hindi" style:font-weight-complex="normal"/>
    </style:style>
    <style:style style:name="T51" style:family="text">
      <style:text-properties style:text-position="0% 100%" style:font-name="Liberation Serif" fo:font-weight="normal" officeooo:rsid="00fb57e9" style:font-name-asian="WenQuanYi Micro Hei" style:font-weight-asian="normal" style:font-name-complex="Lohit Hindi" style:font-weight-complex="normal"/>
    </style:style>
    <style:style style:name="T52" style:family="text">
      <style:text-properties style:text-position="0% 100%" style:font-name="Liberation Serif" fo:font-weight="normal" officeooo:rsid="010c8559" style:font-name-asian="WenQuanYi Micro Hei" style:font-weight-asian="normal" style:font-name-complex="Lohit Hindi" style:font-weight-complex="normal"/>
    </style:style>
    <style:style style:name="T53" style:family="text">
      <style:text-properties style:text-position="0% 100%" style:font-name="Liberation Serif" fo:font-weight="normal" officeooo:rsid="01165c42" style:font-name-asian="WenQuanYi Micro Hei" style:font-weight-asian="normal" style:font-name-complex="Lohit Hindi" style:font-weight-complex="normal"/>
    </style:style>
    <style:style style:name="T54" style:family="text">
      <style:text-properties style:text-position="0% 100%" style:font-name="Liberation Serif" fo:font-weight="normal" officeooo:rsid="011793b4" style:font-name-asian="WenQuanYi Micro Hei" style:font-weight-asian="normal" style:font-name-complex="Lohit Hindi" style:font-weight-complex="normal"/>
    </style:style>
    <style:style style:name="T55" style:family="text">
      <style:text-properties style:text-position="0% 100%" style:font-name="Liberation Serif" fo:font-weight="normal" officeooo:rsid="0119279b" style:font-name-asian="WenQuanYi Micro Hei" style:font-weight-asian="normal" style:font-name-complex="Lohit Hindi" style:font-weight-complex="normal"/>
    </style:style>
    <style:style style:name="T56" style:family="text">
      <style:text-properties style:text-position="0% 100%" style:font-name="Liberation Serif" fo:font-weight="normal" officeooo:rsid="011a2e9f" style:font-name-asian="WenQuanYi Micro Hei" style:font-weight-asian="normal" style:font-name-complex="Lohit Hindi" style:font-weight-complex="normal"/>
    </style:style>
    <style:style style:name="T57" style:family="text">
      <style:text-properties style:text-position="0% 100%" style:font-name="Liberation Serif" fo:font-weight="normal" officeooo:rsid="011b320d" style:font-name-asian="WenQuanYi Micro Hei" style:font-weight-asian="normal" style:font-name-complex="Lohit Hindi" style:font-weight-complex="normal"/>
    </style:style>
    <style:style style:name="T58" style:family="text">
      <style:text-properties style:text-position="0% 100%" style:font-name="Liberation Serif" fo:font-weight="normal" officeooo:rsid="011b5f49" style:font-name-asian="WenQuanYi Micro Hei" style:font-weight-asian="normal" style:font-name-complex="Lohit Hindi" style:font-weight-complex="normal"/>
    </style:style>
    <style:style style:name="T59" style:family="text">
      <style:text-properties style:text-position="0% 100%" style:font-name="Liberation Serif" fo:font-weight="normal" officeooo:rsid="00f2ebbf" style:font-name-asian="WenQuanYi Micro Hei" style:font-weight-asian="normal" style:font-name-complex="Lohit Hindi" style:font-weight-complex="normal"/>
    </style:style>
    <style:style style:name="T60" style:family="text">
      <style:text-properties style:text-position="0% 100%" style:font-name="Liberation Serif" fo:font-weight="normal" officeooo:rsid="011cef28" style:font-name-asian="WenQuanYi Micro Hei" style:font-weight-asian="normal" style:font-name-complex="Lohit Hindi" style:font-weight-complex="normal"/>
    </style:style>
    <style:style style:name="T61" style:family="text">
      <style:text-properties style:text-position="0% 100%" style:font-name="Liberation Serif" fo:font-weight="normal" officeooo:rsid="011e8490" style:font-name-asian="WenQuanYi Micro Hei" style:font-weight-asian="normal" style:font-name-complex="Lohit Hindi" style:font-weight-complex="normal"/>
    </style:style>
    <style:style style:name="T62" style:family="text">
      <style:text-properties style:text-position="0% 100%" style:font-name="Liberation Serif" fo:font-weight="normal" officeooo:rsid="011ed5c7" style:font-name-asian="WenQuanYi Micro Hei" style:font-weight-asian="normal" style:font-name-complex="Lohit Hindi" style:font-weight-complex="normal"/>
    </style:style>
    <style:style style:name="T63" style:family="text">
      <style:text-properties style:text-position="0% 100%" style:font-name="Liberation Serif" style:font-name-asian="WenQuanYi Micro Hei" style:font-name-complex="Lohit Hindi"/>
    </style:style>
    <style:style style:name="T64" style:family="text">
      <style:text-properties style:text-position="0% 100%" style:font-name="Liberation Serif" officeooo:rsid="0119279b" style:font-name-asian="WenQuanYi Micro Hei" style:font-name-complex="Lohit Hindi"/>
    </style:style>
    <style:style style:name="T65" style:family="text">
      <style:text-properties style:text-position="0% 100%" style:font-name="Liberation Serif" fo:font-style="italic" fo:font-weight="normal" style:font-name-asian="WenQuanYi Micro Hei" style:font-style-asian="italic" style:font-weight-asian="normal" style:font-name-complex="Lohit Hindi" style:font-style-complex="italic" style:font-weight-complex="normal"/>
    </style:style>
    <style:style style:name="T66" style:family="text">
      <style:text-properties style:text-position="0% 100%" style:font-name="Liberation Serif" fo:font-weight="bold" style:font-name-asian="WenQuanYi Micro Hei" style:font-weight-asian="bold" style:font-name-complex="Lohit Hindi" style:font-weight-complex="bold"/>
    </style:style>
    <style:style style:name="T67" style:family="text">
      <style:text-properties style:text-position="0% 100%" style:font-name="Liberation Serif" fo:font-weight="bold" officeooo:rsid="0119279b" style:font-name-asian="WenQuanYi Micro Hei" style:font-weight-asian="bold" style:font-name-complex="Lohit Hindi" style:font-weight-complex="bold"/>
    </style:style>
    <style:style style:name="T68" style:family="text">
      <style:text-properties style:text-position="0% 100%" style:font-name="Liberation Serif" fo:font-weight="bold" officeooo:rsid="00f2ebbf" style:font-name-asian="WenQuanYi Micro Hei" style:font-weight-asian="bold" style:font-name-complex="Lohit Hindi" style:font-weight-complex="bold"/>
    </style:style>
    <style:style style:name="T69" style:family="text">
      <style:text-properties style:text-position="0% 100%" style:font-name="Liberation Serif" fo:font-style="normal" fo:font-weight="normal" officeooo:rsid="010fa99b" style:font-name-asian="WenQuanYi Micro Hei" style:font-style-asian="normal" style:font-weight-asian="normal" style:font-name-complex="Lohit Hindi" style:font-style-complex="normal" style:font-weight-complex="normal"/>
    </style:style>
    <style:style style:name="T70" style:family="text">
      <style:text-properties style:text-position="0% 100%" style:font-name="Liberation Serif" fo:font-style="normal" fo:font-weight="normal" officeooo:rsid="011e8490" style:font-name-asian="WenQuanYi Micro Hei" style:font-style-asian="normal" style:font-weight-asian="normal" style:font-name-complex="Lohit Hindi" style:font-style-complex="normal" style:font-weight-complex="normal"/>
    </style:style>
    <style:style style:name="T71" style:family="text">
      <style:text-properties style:text-position="0% 100%" fo:font-style="normal" style:text-underline-style="none" fo:font-weight="normal" officeooo:rsid="01098c7e" style:font-style-asian="normal" style:font-weight-asian="normal" style:font-style-complex="normal" style:font-weight-complex="normal"/>
    </style:style>
    <style:style style:name="T72" style:family="text">
      <style:text-properties style:text-position="sub 58%" fo:font-weight="normal" style:font-weight-asian="normal" style:font-weight-complex="normal"/>
    </style:style>
    <style:style style:name="T73" style:family="text">
      <style:text-properties style:text-position="sub 58%" style:font-name="Liberation Serif" fo:font-weight="normal" style:font-name-asian="WenQuanYi Micro Hei" style:font-weight-asian="normal" style:font-name-complex="Lohit Hindi" style:font-weight-complex="normal"/>
    </style:style>
    <style:style style:name="T74" style:family="text">
      <style:text-properties officeooo:rsid="00fb57e9"/>
    </style:style>
    <style:style style:name="T75" style:family="text">
      <style:text-properties officeooo:rsid="010aa1d7"/>
    </style:style>
    <style:style style:name="T76" style:family="text">
      <style:text-properties officeooo:rsid="010c8559"/>
    </style:style>
    <style:style style:name="T77" style:family="text">
      <style:text-properties officeooo:rsid="010db57f"/>
    </style:style>
    <style:style style:name="T78" style:family="text">
      <style:text-properties officeooo:rsid="0113ecfc"/>
    </style:style>
    <style:style style:name="T79" style:family="text">
      <style:text-properties officeooo:rsid="0115d105"/>
    </style:style>
    <style:style style:name="T80" style:family="text">
      <style:text-properties officeooo:rsid="0117428b"/>
    </style:style>
    <style:style style:name="T81" style:family="text">
      <style:text-properties officeooo:rsid="011b32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eataxe-64</text:p>
      <text:p text:style-name="P7"><text:span text:style-name="T1">HPMI for AS primes</text:span>.</text:p>
      <text:p text:style-name="P13">Richard Parker <text:span text:style-name="T74">18.3</text:span>.201<text:span text:style-name="T77">9</text:span></text:p>
      <text:p text:style-name="P1"/>
      <text:p text:style-name="P8">Section 1 – Introduction<text:span text:style-name="T32">.</text:span></text:p>
      <text:p text:style-name="P2"/>
      <text:p text:style-name="P14">This document <text:span text:style-name="T74">is a specification of the </text:span>AS-code based HPMI<text:span text:style-name="T77">, used for characteristics 5-193 in meataxe64.</text:span>.</text:p>
      <text:p text:style-name="P14"/>
      <text:p text:style-name="P17"><text:span text:style-name="T2">Definition</text:span>. <text:s/>Let A be an abelian group. <text:s/>An <text:span text:style-name="T2">AS Set</text:span><text:span text:style-name="T15"> Z for A is a set such that every element of A is of the form z</text:span><text:span text:style-name="T72">1</text:span><text:span text:style-name="T43"> </text:span><text:span text:style-name="T44">−</text:span><text:span text:style-name="T45"> z</text:span><text:span text:style-name="T73">2</text:span><text:span text:style-name="T45"> for z</text:span><text:span text:style-name="T73">1</text:span><text:span text:style-name="T45">,z</text:span><text:span text:style-name="T73">2</text:span><text:span text:style-name="T45"> in Z.</text:span></text:p>
      <text:p text:style-name="P17"><text:span text:style-name="T45"/></text:p>
      <text:p text:style-name="P17"><text:span text:style-name="T45">For example Z = { </text:span><text:span text:style-name="T46">0</text:span><text:span text:style-name="T45">,</text:span><text:span text:style-name="T46"> 1</text:span><text:span text:style-name="T45">,</text:span><text:span text:style-name="T46"> 2</text:span><text:span text:style-name="T45">,</text:span><text:span text:style-name="T46"> 4</text:span><text:span text:style-name="T45">,</text:span><text:span text:style-name="T46"> 8</text:span><text:span text:style-name="T45">,</text:span><text:span text:style-name="T46"> 9</text:span><text:span text:style-name="T45">,</text:span><text:span text:style-name="T46"> 18</text:span><text:span text:style-name="T45"> } is an AS Set for the additive group mod 29.</text:span></text:p>
      <text:p text:style-name="P17"><text:span text:style-name="T45"/></text:p>
      <text:p text:style-name="P17"><text:span text:style-name="T45">In broad-brush terms, the AS-code based HPMI is based on taking each vector V of B and making z.V for all z in an AS-set. <text:s/>Any multiple A</text:span><text:span text:style-name="T73">ij</text:span><text:span text:style-name="T45"> of V can then be added by adding one and subtracting one of these precomputed vectors.</text:span><text:span text:style-name="T47"> <text:s/>There are, however, several details to sort out.</text:span></text:p>
      <text:p text:style-name="P17"><text:span text:style-name="T47"/></text:p>
      <text:p text:style-name="P37"><text:span text:style-name="T63">Reduction mod p.</text:span><text:span text:style-name="T45"> <text:s/>The elements in Bfmt and Cfmt take up considerably more bits than is strictly necessary,</text:span><text:span text:style-name="T48"> and a "bias" added</text:span><text:span text:style-name="T45"> so that seven adds and seven subtracts can be done without overflow</text:span><text:span text:style-name="T48"> or underflow</text:span><text:span text:style-name="T45">.</text:span><text:span text:style-name="T48"> <text:s/>Reduction is done by using AND to get the top few bits, XOR to clear these bits, SHIFT RIGHT to get these bits into the units position, MULTIPLY then ADD to get the result the same as the original (mod p) and then ADD to add in the "bias".</text:span><text:span text:style-name="T45"> <text:s/>For the larger primes (certainly from 67 upwards) the entries are held in a 16-bit field. <text:s/>For 17-61 a 10-bit field can be used - storing three entries in each 32-bit integer - but this requires the</text:span><text:span text:style-name="T48"> pmulld instruction so is only used if sse4.1 is implemented in the chip. <text:s/>For 5-13, an 8-bit field is used.</text:span></text:p>
      <text:p text:style-name="P38"><text:span text:style-name="T48">H</text:span><text:span text:style-name="T45">ence the BwaMad routine chooses between the following assembler routines . . .</text:span></text:p>
      <text:p text:style-name="P38"><text:span text:style-name="T63">pcjas</text:span><text:span text:style-name="T45"> for 8- or 16-bit primes if AVX2 is available</text:span></text:p>
      <text:p text:style-name="P38"><text:span text:style-name="T63">pcaas</text:span><text:span text:style-name="T45"> for 8- or 16-bit primes using SSE2</text:span></text:p>
      <text:p text:style-name="P38"><text:span text:style-name="T63">pcjat</text:span><text:span text:style-name="T45"> for 10-bit primes using AVX-2</text:span></text:p>
      <text:p text:style-name="P38"><text:span text:style-name="T63">pcdas</text:span><text:span text:style-name="T45"> for 10-bit primes using SSE4.1</text:span></text:p>
      <text:p text:style-name="P38"><text:span text:style-name="T45">The first two are slighly faster, as they use pmullw (16-bit) rather than the slower 32-bit pmulld, but the ability to pack three entries in a 32-bit word rather than </text:span><text:span text:style-name="T49">two</text:span><text:span text:style-name="T45"> more than </text:span><text:span text:style-name="T49">compensates</text:span><text:span text:style-name="T45"> for this.</text:span></text:p>
      <text:p text:style-name="P17"><text:span text:style-name="T45"/></text:p>
      <text:p text:style-name="P39"><text:span text:style-name="T63">Making the AS-code multiples.</text:span><text:span text:style-name="T45"> <text:s/>All the AS-codes include zero and one, and an addition-chain method is used, where each entry is made <text:s/>by adding two previous ones and reducing mod p. <text:s/>In most cases a couple of multiples are made that are not needed for the AS code itself. <text:s/>For example for p=59 the code is described as </text:span></text:p>
      <text:p text:style-name="P39"><text:span text:style-name="T46"/></text:p>
      <text:p text:style-name="P40"><text:span text:style-name="T46">0 1 2 [3] 6 [7] 14 15 22 25 32</text:span></text:p>
      <text:p text:style-name="P39"><text:soft-page-break/><text:span text:style-name="T45"/></text:p>
      <text:p text:style-name="P20"><text:span text:style-name="T45">Each entry is readily seen to be the sum of two previous, but 3 and 7 are not part of the addition chain and </text:span><text:span text:style-name="T50">are</text:span><text:span text:style-name="T45"> discarded.</text:span><text:span text:style-name="T50"> <text:s/>This is coded up in tabmake.c for interpretation by pcdasc, which uses SSE - no AVX-2 version of BSeed for AS-primes has yet been implemented.</text:span></text:p>
      <text:p text:style-name="P20"><text:span text:style-name="T50"/></text:p>
      <text:p text:style-name="P41"><text:span text:style-name="T63">Conversion to Afmt.</text:span><text:span text:style-name="T45"> <text:s/>It is a happy coincidence that a good AS-code exists for 5</text:span><text:span text:style-name="T40">3</text:span><text:span text:style-name="T45"> and for 7</text:span><text:span text:style-name="T40">2</text:span><text:span text:style-name="T45">, 11</text:span><text:span text:style-name="T40">2</text:span><text:span text:style-name="T45"> and 13</text:span><text:span text:style-name="T40">2</text:span><text:span text:style-name="T45"> so that the conversion to Afmt is a simple byte-wide table look-up in all cases. <text:s text:c="2"/>Hence the alcove for p=5 is 21, and for <text:s/>p in {7,11,13} it is 14, even though seven adds and seven subtracts are always done.</text:span></text:p>
      <text:p text:style-name="P41"><text:span text:style-name="T45"/></text:p>
      <text:p text:style-name="P42"><text:span text:style-name="T63">Suggestions for improvement.</text:span></text:p>
      <text:p text:style-name="P42"><text:span text:style-name="T45">An AVX-512 version of BwaMad and possibly BSeed are overdue.</text:span></text:p>
      <text:p text:style-name="P42"><text:span text:style-name="T45">An AVX-2 version of pcdasc (BSeed) may be worthwhile</text:span></text:p>
      <text:p text:style-name="P43"><text:span text:style-name="T45">The AS codes used minimize the memory occupied. <text:s/>I</text:span><text:span text:style-name="T54">n some cases i</text:span><text:span text:style-name="T45">t </text:span><text:span text:style-name="T65">may</text:span><text:span text:style-name="T45"> be slightly faster to use a slightly bigger code</text:span><text:span text:style-name="T54"> (but still less than 16)</text:span><text:span text:style-name="T45"> that can be made (BSeed) more rapidly.</text:span></text:p>
      <text:p text:style-name="P22"/>
      <text:p text:style-name="P48"><text:span text:style-name="T2">Section </text:span><text:span text:style-name="T7">2</text:span><text:span text:style-name="T2"> – </text:span><text:span text:style-name="T3">The AS-codes.</text:span></text:p>
      <text:p text:style-name="P22"/>
      <text:p text:style-name="P21">Here is the list of AS codes used. <text:s/>In every case each entry is the sum of two previous, though in a few cases<text:span text:style-name="T79"> </text:span>some guidance on this is given in small print<text:span text:style-name="T79"> for the human reader</text:span>. <text:s/>The numbers in [] are not part of the AS code, but are needed to make the AS code using an addition chain.<text:span text:style-name="T80"> <text:s/>It seems unlikely that an AS-code of size 16 or less exists for p&gt;193.</text:span></text:p>
      <text:p text:style-name="P28"/>
      <text:p text:style-name="P29">5 <text:span text:style-name="T78"><text:tab/></text:span><text:span text:style-name="T15">000</text:span><text:span text:style-name="T16"> 100</text:span><text:span text:style-name="T18"> </text:span><text:span text:style-name="T16">010 001</text:span><text:span text:style-name="T17"> [011] </text:span><text:span text:style-name="T16">021</text:span><text:span text:style-name="T17"> [101</text:span><text:span text:style-name="T18">] </text:span><text:span text:style-name="T16">202</text:span><text:span text:style-name="T18"> [022]</text:span></text:p>
      <text:p text:style-name="P29"><text:span text:style-name="T19"><text:s text:c="3"/></text:span><text:span text:style-name="T20"><text:s text:c="7"/><text:tab/></text:span><text:span text:style-name="T16">044</text:span><text:span text:style-name="T18"> </text:span><text:span text:style-name="T16">224</text:span><text:span text:style-name="T18"> [110]</text:span><text:span text:style-name="T16"> 312</text:span><text:span text:style-name="T18"> </text:span><text:span text:style-name="T16">334</text:span><text:span text:style-name="T18"> </text:span><text:span text:style-name="T16">113 430 443 310</text:span></text:p>
      <text:p text:style-name="P53"><text:span text:style-name="T20"><text:tab/></text:span><text:span text:style-name="T16">2</text:span><text:span text:style-name="T15">24=022+202, 312=202+110, 334=312+022, 113=334+334,</text:span><text:span text:style-name="T19"> </text:span><text:span text:style-name="T15">430=</text:span><text:span text:style-name="T19">334+101 443=224+224, <text:s/>310=202+113</text:span></text:p>
      <text:p text:style-name="P29">7<text:span text:style-name="T78"><text:tab/></text:span>00 01 10 02 03 20 30 22 33</text:p>
      <text:p text:style-name="P29">11<text:span text:style-name="T78"><text:tab/></text:span>00 01 <text:s/>10 <text:s text:c="2"/>[02] <text:s/>12 <text:s text:c="2"/>04 <text:s text:c="2"/>[24] <text:s/>25 <text:s text:c="2"/>48 <text:s text:c="2"/>61 <text:s text:c="2"/>[71] <text:s/>96 <text:s text:c="2"/>32 <text:s text:c="3"/>42 <text:s text:c="2"/>56 <text:s text:c="2"/>88</text:p>
      <text:p text:style-name="P54"><text:span text:style-name="T30"><text:tab/></text:span>61=48+24 <text:s/>96=71+25 <text:s text:c="2"/>32=71+71 <text:s/>56=32+24 <text:s/>88=56+32</text:p>
      <text:p text:style-name="P58"><text:span text:style-name="T22">13 <text:tab/>00 </text:span>01 10 02 20 [04] 14 <text:s/>18 <text:s/>[21] 42 <text:s/>[43] 64<text:span text:style-name="T23"> </text:span><text:span text:style-name="T25">[10</text:span><text:span text:style-name="T26">,</text:span><text:span text:style-name="T25">7] 71 48 <text:s/>75 92 11</text:span><text:span text:style-name="T26">,</text:span><text:span text:style-name="T25">8 95</text:span></text:p>
      <text:p text:style-name="P70"><text:span text:style-name="T27"><text:tab/></text:span><text:span text:style-name="T25">6</text:span><text:span text:style-name="T24">4=43+21 <text:s text:c="2"/>71=10,7+10,7 <text:s/>48=10,7+71 <text:s text:c="2"/>75=71+04 <text:s/>92=21+71 <text:s text:c="2"/>11,8=75+43 <text:s/>95=11,8+11,8</text:span></text:p>
      <text:p text:style-name="P22">17<text:span text:style-name="T30"><text:tab/></text:span>0 1 2 [3] 5 8</text:p>
      <text:p text:style-name="P22"><text:span text:style-name="T30">1</text:span>9<text:span text:style-name="T78"><text:tab/></text:span>0 1 2 [3] 6 9</text:p>
      <text:p text:style-name="P22">23<text:span text:style-name="T30"><text:tab/></text:span>0 1 2 3 [4] 7 11</text:p>
      <text:p text:style-name="P22">29<text:span text:style-name="T31"><text:tab/></text:span>0 1 2 4 8 9 18</text:p>
      <text:p text:style-name="P22">31<text:span text:style-name="T31"><text:tab/></text:span>0 1 [2] 4 [5] 10 12 17</text:p>
      <text:p text:style-name="P22">37<text:span text:style-name="T31"><text:tab/></text:span>0 1 <text:span text:style-name="T21">[2] </text:span>4 5 <text:span text:style-name="T21">[6] </text:span>12 14 20</text:p>
      <text:p text:style-name="P22">41<text:span text:style-name="T31"><text:tab/></text:span>0 1 2 3 4 [5] 10 15 20</text:p>
      <text:p text:style-name="P22">43<text:span text:style-name="T31"><text:tab/></text:span>0 1 2 4 [5] 8 13 18 23</text:p>
      <text:p text:style-name="P22">47<text:span text:style-name="T30"><text:tab/></text:span>0 1 [2] 4 [5] 9 14 19 21 25</text:p>
      <text:p text:style-name="P22">53<text:span text:style-name="T30"><text:tab/></text:span>0 1 2 4 [5] 8 13 18 23 28</text:p>
      <text:p text:style-name="P22">59<text:span text:style-name="T30"><text:tab/></text:span>0 1 2 [3] 6 [7] 14 15 22 25 32</text:p>
      <text:p text:style-name="P22">61<text:span text:style-name="T30"><text:tab/></text:span>0 1 [2] 3 5 [7] 9 [16] 21 37 44 51</text:p>
      <text:p text:style-name="P22">67<text:span text:style-name="T30"><text:tab/></text:span>0 1 2 3 6 12 [14] 18 32 46 60</text:p>
      <text:p text:style-name="P22"><text:soft-page-break/>71<text:span text:style-name="T30"><text:tab/></text:span>0 1 2 3 [4] 8 12 [14] 24 25 39 53</text:p>
      <text:p text:style-name="P22">73<text:span text:style-name="T30"><text:tab/></text:span>0 1 [2] 3 [4] 7 [9] [13] 15 [18] 31 36 54 63</text:p>
      <text:p text:style-name="P22">79<text:span text:style-name="T30"><text:tab/></text:span>0 1 [2] [3] 5 8 [11] [12] 16 27 29 35 47 70</text:p>
      <text:p text:style-name="P22">83<text:span text:style-name="T30"><text:tab/></text:span>0 1 2 4 8 [9] 18 36 72 61 63 41<text:span text:style-name="T28"> <text:s text:c="3"/></text:span><text:span text:style-name="T29">61=72+72 <text:s text:c="2"/>41=61+63</text:span></text:p>
      <text:p text:style-name="P22">89<text:span text:style-name="T30"><text:tab/></text:span>0 1 [2] 4 5 [6] 12 14 [16] 32 48 49 64 70</text:p>
      <text:p text:style-name="P22">97<text:span text:style-name="T30"><text:tab/></text:span>0 1 2 3 6 12 18 20 26 46 [66] 68 39<text:span text:style-name="T28"> <text:s text:c="4"/></text:span><text:span text:style-name="T29">39=68+68</text:span> </text:p>
      <text:p text:style-name="P22">101<text:span text:style-name="T30"><text:tab/></text:span>0 1 2 3 4 [6] 12 [13] 17 24 30 43 56 68</text:p>
      <text:p text:style-name="P22">103<text:span text:style-name="T30"><text:tab/></text:span>0 1 2 3 4 [5] [6] 12 19 24 38 44 57 76</text:p>
      <text:p text:style-name="P22">107<text:span text:style-name="T30"><text:tab/></text:span>0 1 2 [3] 6 7 10 [11] [16] 22 24 35 51 70 77</text:p>
      <text:p text:style-name="P22">109<text:span text:style-name="T30"><text:tab/></text:span>0 1 [2] 4 [5] [10] 15 17 21 42 47 49 91 73 101<text:span text:style-name="T28"> <text:s text:c="3"/></text:span><text:span text:style-name="T29">73=91+91</text:span></text:p>
      <text:p text:style-name="P22">113<text:span text:style-name="T30"><text:tab/></text:span>0 1 [2] 4 [8] 9 16 [17] [21] 23 29 40 50 66 82 84</text:p>
      <text:p text:style-name="P22">127<text:span text:style-name="T30"><text:tab/></text:span>0 1 [2] 4 [5] 10 14 [15] 17 22 [31] 33 64 66 86 101 103</text:p>
      <text:p text:style-name="P22">131<text:span text:style-name="T30"><text:tab/></text:span>0 1 [2] [4] 8 12 [13] 21 29 58 31 [70] 83 96 117 7 99 </text:p>
      <text:p text:style-name="P22">137<text:span text:style-name="T30"><text:tab/></text:span>0 1 2 3 4 <text:span text:style-name="T13">[8] </text:span>12 20 <text:span text:style-name="T13">[21] </text:span>25 40 46 60 67 88 108</text:p>
      <text:p text:style-name="P22">139<text:span text:style-name="T30"><text:tab/></text:span>0 1 2 4 <text:span text:style-name="T13">[5] [6] </text:span>11 13 22 28 33 41 47 66 82 89</text:p>
      <text:p text:style-name="P22">149<text:span text:style-name="T30"><text:tab/></text:span>0 1<text:span text:style-name="T13"> [2]</text:span> <text:span text:style-name="T13">[3] </text:span>5 <text:span text:style-name="T13">[6] [10] </text:span>13 <text:span text:style-name="T13">[14] </text:span>23 33 36 42 48 59 72 86 88 93</text:p>
      <text:p text:style-name="P22">151<text:span text:style-name="T30"><text:tab/></text:span>0 1 2 3 6 9 12 [14] 18 [20] 24 44 64 84 104 124 138</text:p>
      <text:p text:style-name="P22">157<text:span text:style-name="T30"><text:tab/></text:span>0 1 2 3 4 [8] 12 20 28 48 56 84 [29] 33 62 91 120 </text:p>
      <text:p text:style-name="P22">163<text:span text:style-name="T30"><text:tab/></text:span>0 1 2 3 4 [5] [9] 13 [16] 21 [29] 38 45 61 67 76 114 137 81 </text:p>
      <text:p text:style-name="P46">167<text:span text:style-name="T30"><text:tab/></text:span>0 1 <text:span text:style-name="T14">[2] [3] </text:span>5<text:span text:style-name="T14"> [7]</text:span> 9 <text:span text:style-name="T14">[14] </text:span>17 31 36<text:span text:style-name="T14"> [48] </text:span>96 98 115 118 121 128 130 139</text:p>
      <text:p text:style-name="P22">173<text:span text:style-name="T30"><text:tab/></text:span>0 1 2 3 4 5 6 7 [14] 18 28 46 [92] 94 [32] 38 66 124 75</text:p>
      <text:p text:style-name="P22">179<text:span text:style-name="T30"><text:tab/></text:span>0 1 2 3 4 5 6 [9] [11] 17 34 43 [52] 53 61 96 114 107 159 </text:p>
      <text:p text:style-name="P22">181<text:span text:style-name="T30"><text:tab/>0</text:span> 1 [2] 3 5 7 9 11 13 [22] 35 [44] 55 88 110 [119] 124 141 163 125 </text:p>
      <text:p text:style-name="P22"><text:span text:style-name="T76">191<text:tab/></text:span>0 1 2 3 6 [12] 18 [19] 31 38 [40] [80] 120 122 98 141 139 143 183 [117]<text:span text:style-name="T78"> </text:span>65<text:line-break/><text:span text:style-name="T76">193<text:tab/></text:span>0 1 2 4 [3] [7] 11 [15] [26] 27 52 [59] 118 [56] 174 121 82 180 89 185</text:p>
      <text:p text:style-name="P23"><text:span text:style-name="T52"><text:tab/><text:tab/></text:span><text:span text:style-name="T51">[125] 136 152</text:span></text:p>
      <text:p text:style-name="P18"><text:span text:style-name="T45"/></text:p>
      <text:p text:style-name="P49"><text:span text:style-name="T2">Section </text:span><text:span text:style-name="T8">3</text:span><text:span text:style-name="T2"> – </text:span><text:span text:style-name="T8">Reduction mod p</text:span><text:span text:style-name="T3">.</text:span></text:p>
      <text:p text:style-name="P24"/>
      <text:p text:style-name="P30"><text:span text:style-name="T45">The following table expresses in detail how the reduction proceeds. <text:s/>For each prime, the "bits" column specifies how many bits each entry occupies. <text:s/>[On very old chips - those without sse4.1 - primes 17-61 are done in 16 bits, due to the lack of pmulld to do the 32-bit multiply needed for reduction]. <text:s/>The "red" column specifies the principle used for reduction. <text:s/>For example for the prime 23 "32=9" means that all but the top five bits are removed, shifted 5 places right, multiplied by 9 and added in.</text:span><text:span text:style-name="T53"> <text:s/>"res red" gives the maximum value that can be obtained from a number of "bits" bits using this reduction technique - in practice the full range is not usually used and the result is therefore less than this. <text:s/>"Red range" gives the range that may exist after this process - from 0 up to "res red". <text:s/>AS gives the range that 7 adds and 7 subtracts may result - assuming (worst case) that all the values are 0 or p-1. <text:s/>The bias is the value added to stop subtraction underflowing. <text:s/>It is 7*characteristic except for p in {5,7} where it is 6*characteristic (though I think 7*characteristic actually works for all!). <text:s/>"end range" is "Red range" + "AS" + "bias" and is visibly in the range on "bits" bits in all cases. </text:span></text:p>
      <text:p text:style-name="P30"><text:span text:style-name="T4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59">P</text:p>
          </table:table-cell>
          <table:table-cell table:style-name="Table2.A1" office:value-type="string">
            <text:p text:style-name="P59">bits</text:p>
          </table:table-cell>
          <table:table-cell table:style-name="Table2.A1" office:value-type="string">
            <text:p text:style-name="P60">red</text:p>
          </table:table-cell>
          <table:table-cell table:style-name="Table2.A1" office:value-type="string">
            <text:p text:style-name="P60">res red</text:p>
          </table:table-cell>
          <table:table-cell table:style-name="Table2.A1" office:value-type="string">
            <text:p text:style-name="P60">Red range</text:p>
          </table:table-cell>
          <table:table-cell table:style-name="Table2.A1" office:value-type="string">
            <text:p text:style-name="P60">AS</text:p>
          </table:table-cell>
          <table:table-cell table:style-name="Table2.A1" office:value-type="string">
            <text:p text:style-name="P60">bias</text:p>
          </table:table-cell>
          <table:table-cell table:style-name="Table2.H1" office:value-type="string">
            <text:p text:style-name="P61">end range</text:p>
          </table:table-cell>
        </table:table-row>
        <text:soft-page-break/>
        <table:table-row>
          <table:table-cell table:style-name="Table2.A2" office:value-type="string">
            <text:p text:style-name="P60"><text:s/>5</text:p>
          </table:table-cell>
          <table:table-cell table:style-name="Table2.A2" office:value-type="string">
            <text:p text:style-name="P60"><text:s text:c="2"/>8</text:p>
          </table:table-cell>
          <table:table-cell table:style-name="Table2.A2" office:value-type="string">
            <text:p text:style-name="P60">16=1</text:p>
          </table:table-cell>
          <table:table-cell table:style-name="Table2.A2" office:value-type="string">
            <text:p text:style-name="P60">15+<text:span text:style-name="T33">1.</text:span>15</text:p>
          </table:table-cell>
          <table:table-cell table:style-name="Table2.A2" office:value-type="string">
            <text:p text:style-name="P60">[0 30]</text:p>
          </table:table-cell>
          <table:table-cell table:style-name="Table2.A2" office:value-type="string">
            <text:p text:style-name="P60">[-28 28]</text:p>
          </table:table-cell>
          <table:table-cell table:style-name="Table2.A2" office:value-type="string">
            <text:p text:style-name="P62">30</text:p>
          </table:table-cell>
          <table:table-cell table:style-name="Table2.H2" office:value-type="string">
            <text:p text:style-name="P60">[<text:span text:style-name="T34">2</text:span> <text:span text:style-name="T34">88</text:span>]</text:p>
          </table:table-cell>
        </table:table-row>
        <table:table-row>
          <table:table-cell table:style-name="Table2.A2" office:value-type="string">
            <text:p text:style-name="P60"><text:s/>7</text:p>
          </table:table-cell>
          <table:table-cell table:style-name="Table2.A2" office:value-type="string">
            <text:p text:style-name="P60"><text:s text:c="2"/>8</text:p>
          </table:table-cell>
          <table:table-cell table:style-name="Table2.A2" office:value-type="string">
            <text:p text:style-name="P60">8=1</text:p>
          </table:table-cell>
          <table:table-cell table:style-name="Table2.A2" office:value-type="string">
            <text:p text:style-name="P61">7+1.31</text:p>
          </table:table-cell>
          <table:table-cell table:style-name="Table2.A2" office:value-type="string">
            <text:p text:style-name="P60">[0 38]</text:p>
          </table:table-cell>
          <table:table-cell table:style-name="Table2.A2" office:value-type="string">
            <text:p text:style-name="P60">[-42 42]</text:p>
          </table:table-cell>
          <table:table-cell table:style-name="Table2.A2" office:value-type="string">
            <text:p text:style-name="P62">42</text:p>
          </table:table-cell>
          <table:table-cell table:style-name="Table2.H2" office:value-type="string">
            <text:p text:style-name="P61">[0 1<text:span text:style-name="T34">2</text:span>2]</text:p>
          </table:table-cell>
        </table:table-row>
        <table:table-row>
          <table:table-cell table:style-name="Table2.A2" office:value-type="string">
            <text:p text:style-name="P61">11</text:p>
          </table:table-cell>
          <table:table-cell table:style-name="Table2.A2" office:value-type="string">
            <text:p text:style-name="P61"><text:s text:c="2"/>8</text:p>
          </table:table-cell>
          <table:table-cell table:style-name="Table2.A2" office:value-type="string">
            <text:p text:style-name="P61">16=5</text:p>
          </table:table-cell>
          <table:table-cell table:style-name="Table2.A2" office:value-type="string">
            <text:p text:style-name="P61">15+5.15</text:p>
          </table:table-cell>
          <table:table-cell table:style-name="Table2.A2" office:value-type="string">
            <text:p text:style-name="P61">[0 90]</text:p>
          </table:table-cell>
          <table:table-cell table:style-name="Table2.A2" office:value-type="string">
            <text:p text:style-name="P61">[-70 70]</text:p>
          </table:table-cell>
          <table:table-cell table:style-name="Table2.A2" office:value-type="string">
            <text:p text:style-name="P62">77</text:p>
          </table:table-cell>
          <table:table-cell table:style-name="Table2.H2" office:value-type="string">
            <text:p text:style-name="P61">[<text:span text:style-name="T34">7</text:span> 2<text:span text:style-name="T34">17</text:span>]</text:p>
          </table:table-cell>
        </table:table-row>
        <table:table-row>
          <table:table-cell table:style-name="Table2.A2" office:value-type="string">
            <text:p text:style-name="P61">13</text:p>
          </table:table-cell>
          <table:table-cell table:style-name="Table2.A2" office:value-type="string">
            <text:p text:style-name="P61"><text:s text:c="2"/>8</text:p>
          </table:table-cell>
          <table:table-cell table:style-name="Table2.A2" office:value-type="string">
            <text:p text:style-name="P61">16=3</text:p>
          </table:table-cell>
          <table:table-cell table:style-name="Table2.A2" office:value-type="string">
            <text:p text:style-name="P61">15+3.15</text:p>
          </table:table-cell>
          <table:table-cell table:style-name="Table2.A2" office:value-type="string">
            <text:p text:style-name="P61">[0 60]</text:p>
          </table:table-cell>
          <table:table-cell table:style-name="Table2.A2" office:value-type="string">
            <text:p text:style-name="P61">[-84 84]</text:p>
          </table:table-cell>
          <table:table-cell table:style-name="Table2.A2" office:value-type="string">
            <text:p text:style-name="P62">91</text:p>
          </table:table-cell>
          <table:table-cell table:style-name="Table2.H2" office:value-type="string">
            <text:p text:style-name="P61">[<text:span text:style-name="T34">7</text:span> 2<text:span text:style-name="T34">35</text:span>]</text:p>
          </table:table-cell>
        </table:table-row>
        <table:table-row>
          <table:table-cell table:style-name="Table2.A2" office:value-type="string">
            <text:p text:style-name="P61">17</text:p>
          </table:table-cell>
          <table:table-cell table:style-name="Table2.A2" office:value-type="string">
            <text:p text:style-name="P63">10</text:p>
          </table:table-cell>
          <table:table-cell table:style-name="Table2.A2" office:value-type="string">
            <text:p text:style-name="P61">32=15</text:p>
          </table:table-cell>
          <table:table-cell table:style-name="Table2.A2" office:value-type="string">
            <text:p text:style-name="P61">31+15.31</text:p>
          </table:table-cell>
          <table:table-cell table:style-name="Table2.A2" office:value-type="string">
            <text:p text:style-name="P61">[0 496]</text:p>
          </table:table-cell>
          <table:table-cell table:style-name="Table2.A2" office:value-type="string">
            <text:p text:style-name="P61">[-112 112]</text:p>
          </table:table-cell>
          <table:table-cell table:style-name="Table2.A2" office:value-type="string">
            <text:p text:style-name="P62">119</text:p>
          </table:table-cell>
          <table:table-cell table:style-name="Table2.H2" office:value-type="string">
            <text:p text:style-name="P61">[<text:span text:style-name="T34">7</text:span> <text:span text:style-name="T34">727</text:span>]</text:p>
          </table:table-cell>
        </table:table-row>
        <table:table-row>
          <table:table-cell table:style-name="Table2.A2" office:value-type="string">
            <text:p text:style-name="P63">19</text:p>
          </table:table-cell>
          <table:table-cell table:style-name="Table2.A2" office:value-type="string">
            <text:p text:style-name="P63">10</text:p>
          </table:table-cell>
          <table:table-cell table:style-name="Table2.A2" office:value-type="string">
            <text:p text:style-name="P63">32=13</text:p>
          </table:table-cell>
          <table:table-cell table:style-name="Table2.A2" office:value-type="string">
            <text:p text:style-name="P64">31+13.31</text:p>
          </table:table-cell>
          <table:table-cell table:style-name="Table2.A2" office:value-type="string">
            <text:p text:style-name="P64">[0 <text:span text:style-name="T35">434]</text:span></text:p>
          </table:table-cell>
          <table:table-cell table:style-name="Table2.A2" office:value-type="string">
            <text:p text:style-name="P65">[-126<text:span text:style-name="T37"> 126]</text:span></text:p>
          </table:table-cell>
          <table:table-cell table:style-name="Table2.A2" office:value-type="string">
            <text:p text:style-name="P66">133</text:p>
          </table:table-cell>
          <table:table-cell table:style-name="Table2.H2" office:value-type="string">
            <text:p text:style-name="P66">[7 <text:span text:style-name="T37">693]</text:span></text:p>
          </table:table-cell>
        </table:table-row>
        <table:table-row>
          <table:table-cell table:style-name="Table2.A2" office:value-type="string">
            <text:p text:style-name="P63">23</text:p>
          </table:table-cell>
          <table:table-cell table:style-name="Table2.A2" office:value-type="string">
            <text:p text:style-name="P63">10</text:p>
          </table:table-cell>
          <table:table-cell table:style-name="Table2.A2" office:value-type="string">
            <text:p text:style-name="P63">32=9</text:p>
          </table:table-cell>
          <table:table-cell table:style-name="Table2.A2" office:value-type="string">
            <text:p text:style-name="P64">31+9.31</text:p>
          </table:table-cell>
          <table:table-cell table:style-name="Table2.A2" office:value-type="string">
            <text:p text:style-name="P64">[0 <text:span text:style-name="T35">310]</text:span></text:p>
          </table:table-cell>
          <table:table-cell table:style-name="Table2.A2" office:value-type="string">
            <text:p text:style-name="P65">[-154<text:span text:style-name="T37"> 154]</text:span></text:p>
          </table:table-cell>
          <table:table-cell table:style-name="Table2.A2" office:value-type="string">
            <text:p text:style-name="P66">161</text:p>
          </table:table-cell>
          <table:table-cell table:style-name="Table2.H2" office:value-type="string">
            <text:p text:style-name="P66">[7 <text:span text:style-name="T37">625]</text:span></text:p>
          </table:table-cell>
        </table:table-row>
        <table:table-row>
          <table:table-cell table:style-name="Table2.A2" office:value-type="string">
            <text:p text:style-name="P63">29</text:p>
          </table:table-cell>
          <table:table-cell table:style-name="Table2.A2" office:value-type="string">
            <text:p text:style-name="P63">10</text:p>
          </table:table-cell>
          <table:table-cell table:style-name="Table2.A2" office:value-type="string">
            <text:p text:style-name="P63">32=3</text:p>
          </table:table-cell>
          <table:table-cell table:style-name="Table2.A2" office:value-type="string">
            <text:p text:style-name="P64">31+3.31</text:p>
          </table:table-cell>
          <table:table-cell table:style-name="Table2.A2" office:value-type="string">
            <text:p text:style-name="P64">[0 <text:span text:style-name="T35">124]</text:span></text:p>
          </table:table-cell>
          <table:table-cell table:style-name="Table2.A2" office:value-type="string">
            <text:p text:style-name="P65">[-196<text:span text:style-name="T37"> 196]</text:span></text:p>
          </table:table-cell>
          <table:table-cell table:style-name="Table2.A2" office:value-type="string">
            <text:p text:style-name="P66">203</text:p>
          </table:table-cell>
          <table:table-cell table:style-name="Table2.H2" office:value-type="string">
            <text:p text:style-name="P66">[7 <text:span text:style-name="T37">523]</text:span></text:p>
          </table:table-cell>
        </table:table-row>
        <table:table-row>
          <table:table-cell table:style-name="Table2.A2" office:value-type="string">
            <text:p text:style-name="P63">31</text:p>
          </table:table-cell>
          <table:table-cell table:style-name="Table2.A2" office:value-type="string">
            <text:p text:style-name="P63">10</text:p>
          </table:table-cell>
          <table:table-cell table:style-name="Table2.A2" office:value-type="string">
            <text:p text:style-name="P63">32=1</text:p>
          </table:table-cell>
          <table:table-cell table:style-name="Table2.A2" office:value-type="string">
            <text:p text:style-name="P64">31+1.31</text:p>
          </table:table-cell>
          <table:table-cell table:style-name="Table2.A2" office:value-type="string">
            <text:p text:style-name="P64">[0 <text:span text:style-name="T35">62]</text:span></text:p>
          </table:table-cell>
          <table:table-cell table:style-name="Table2.A2" office:value-type="string">
            <text:p text:style-name="P65">[-210<text:span text:style-name="T37"> 210]</text:span></text:p>
          </table:table-cell>
          <table:table-cell table:style-name="Table2.A2" office:value-type="string">
            <text:p text:style-name="P66">217</text:p>
          </table:table-cell>
          <table:table-cell table:style-name="Table2.H2" office:value-type="string">
            <text:p text:style-name="P66">[7 <text:span text:style-name="T37">489]</text:span></text:p>
          </table:table-cell>
        </table:table-row>
        <table:table-row>
          <table:table-cell table:style-name="Table2.A2" office:value-type="string">
            <text:p text:style-name="P63">37</text:p>
          </table:table-cell>
          <table:table-cell table:style-name="Table2.A2" office:value-type="string">
            <text:p text:style-name="P63">10</text:p>
          </table:table-cell>
          <table:table-cell table:style-name="Table2.A2" office:value-type="string">
            <text:p text:style-name="P63">128=17</text:p>
          </table:table-cell>
          <table:table-cell table:style-name="Table2.A2" office:value-type="string">
            <text:p text:style-name="P64">127+17.7</text:p>
          </table:table-cell>
          <table:table-cell table:style-name="Table2.A2" office:value-type="string">
            <text:p text:style-name="P64">[0 <text:span text:style-name="T35">246]</text:span></text:p>
          </table:table-cell>
          <table:table-cell table:style-name="Table2.A2" office:value-type="string">
            <text:p text:style-name="P65">[-252<text:span text:style-name="T37"> 252]</text:span></text:p>
          </table:table-cell>
          <table:table-cell table:style-name="Table2.A2" office:value-type="string">
            <text:p text:style-name="P66">259</text:p>
          </table:table-cell>
          <table:table-cell table:style-name="Table2.H2" office:value-type="string">
            <text:p text:style-name="P66">[7 <text:span text:style-name="T37">757]</text:span></text:p>
          </table:table-cell>
        </table:table-row>
        <table:table-row>
          <table:table-cell table:style-name="Table2.A2" office:value-type="string">
            <text:p text:style-name="P63">41</text:p>
          </table:table-cell>
          <table:table-cell table:style-name="Table2.A2" office:value-type="string">
            <text:p text:style-name="P63">10</text:p>
          </table:table-cell>
          <table:table-cell table:style-name="Table2.A2" office:value-type="string">
            <text:p text:style-name="P63">128=5</text:p>
          </table:table-cell>
          <table:table-cell table:style-name="Table2.A2" office:value-type="string">
            <text:p text:style-name="P64">127+5.7</text:p>
          </table:table-cell>
          <table:table-cell table:style-name="Table2.A2" office:value-type="string">
            <text:p text:style-name="P64">[0 <text:span text:style-name="T35">162]</text:span></text:p>
          </table:table-cell>
          <table:table-cell table:style-name="Table2.A2" office:value-type="string">
            <text:p text:style-name="P65">[-280<text:span text:style-name="T37"> 280]</text:span></text:p>
          </table:table-cell>
          <table:table-cell table:style-name="Table2.A2" office:value-type="string">
            <text:p text:style-name="P66">287</text:p>
          </table:table-cell>
          <table:table-cell table:style-name="Table2.H2" office:value-type="string">
            <text:p text:style-name="P66">[7 <text:span text:style-name="T37">729]</text:span></text:p>
          </table:table-cell>
        </table:table-row>
        <table:table-row>
          <table:table-cell table:style-name="Table2.A2" office:value-type="string">
            <text:p text:style-name="P63">43</text:p>
          </table:table-cell>
          <table:table-cell table:style-name="Table2.A2" office:value-type="string">
            <text:p text:style-name="P63">10</text:p>
          </table:table-cell>
          <table:table-cell table:style-name="Table2.A2" office:value-type="string">
            <text:p text:style-name="P63">64=21</text:p>
          </table:table-cell>
          <table:table-cell table:style-name="Table2.A2" office:value-type="string">
            <text:p text:style-name="P64">63+21.15</text:p>
          </table:table-cell>
          <table:table-cell table:style-name="Table2.A2" office:value-type="string">
            <text:p text:style-name="P64">[0 <text:span text:style-name="T35">378]</text:span></text:p>
          </table:table-cell>
          <table:table-cell table:style-name="Table2.A2" office:value-type="string">
            <text:p text:style-name="P65">[-294<text:span text:style-name="T37"> 294]</text:span></text:p>
          </table:table-cell>
          <table:table-cell table:style-name="Table2.A2" office:value-type="string">
            <text:p text:style-name="P66">301</text:p>
          </table:table-cell>
          <table:table-cell table:style-name="Table2.H2" office:value-type="string">
            <text:p text:style-name="P66">[7 <text:span text:style-name="T37">973]</text:span></text:p>
          </table:table-cell>
        </table:table-row>
        <table:table-row>
          <table:table-cell table:style-name="Table2.A2" office:value-type="string">
            <text:p text:style-name="P63">47</text:p>
          </table:table-cell>
          <table:table-cell table:style-name="Table2.A2" office:value-type="string">
            <text:p text:style-name="P63">10</text:p>
          </table:table-cell>
          <table:table-cell table:style-name="Table2.A2" office:value-type="string">
            <text:p text:style-name="P63">64=17</text:p>
          </table:table-cell>
          <table:table-cell table:style-name="Table2.A2" office:value-type="string">
            <text:p text:style-name="P64">63+17.15</text:p>
          </table:table-cell>
          <table:table-cell table:style-name="Table2.A2" office:value-type="string">
            <text:p text:style-name="P64">[0 <text:span text:style-name="T35">318]</text:span></text:p>
          </table:table-cell>
          <table:table-cell table:style-name="Table2.A2" office:value-type="string">
            <text:p text:style-name="P65">[-322<text:span text:style-name="T37"> 322]</text:span></text:p>
          </table:table-cell>
          <table:table-cell table:style-name="Table2.A2" office:value-type="string">
            <text:p text:style-name="P66">329</text:p>
          </table:table-cell>
          <table:table-cell table:style-name="Table2.H2" office:value-type="string">
            <text:p text:style-name="P66">[7 <text:span text:style-name="T37">969]</text:span></text:p>
          </table:table-cell>
        </table:table-row>
        <table:table-row>
          <table:table-cell table:style-name="Table2.A2" office:value-type="string">
            <text:p text:style-name="P62">53</text:p>
          </table:table-cell>
          <table:table-cell table:style-name="Table2.A2" office:value-type="string">
            <text:p text:style-name="P62">10</text:p>
          </table:table-cell>
          <table:table-cell table:style-name="Table2.A2" office:value-type="string">
            <text:p text:style-name="P62">64=11</text:p>
          </table:table-cell>
          <table:table-cell table:style-name="Table2.A2" office:value-type="string">
            <text:p text:style-name="P62">63+11.15</text:p>
          </table:table-cell>
          <table:table-cell table:style-name="Table2.A2" office:value-type="string">
            <text:p text:style-name="P62">[0 228]</text:p>
          </table:table-cell>
          <table:table-cell table:style-name="Table2.A2" office:value-type="string">
            <text:p text:style-name="P62">[-364 364]</text:p>
          </table:table-cell>
          <table:table-cell table:style-name="Table2.A2" office:value-type="string">
            <text:p text:style-name="P62">371</text:p>
          </table:table-cell>
          <table:table-cell table:style-name="Table2.H2" office:value-type="string">
            <text:p text:style-name="P62">[7 963]</text:p>
          </table:table-cell>
        </table:table-row>
        <table:table-row>
          <table:table-cell table:style-name="Table2.A2" office:value-type="string">
            <text:p text:style-name="P61">59</text:p>
          </table:table-cell>
          <table:table-cell table:style-name="Table2.A2" office:value-type="string">
            <text:p text:style-name="P61">10</text:p>
          </table:table-cell>
          <table:table-cell table:style-name="Table2.A2" office:value-type="string">
            <text:p text:style-name="P61">64=5</text:p>
          </table:table-cell>
          <table:table-cell table:style-name="Table2.A2" office:value-type="string">
            <text:p text:style-name="P61">63+5.15</text:p>
          </table:table-cell>
          <table:table-cell table:style-name="Table2.A2" office:value-type="string">
            <text:p text:style-name="P61">[0 138]</text:p>
          </table:table-cell>
          <table:table-cell table:style-name="Table2.A2" office:value-type="string">
            <text:p text:style-name="P61">[-406 406]</text:p>
          </table:table-cell>
          <table:table-cell table:style-name="Table2.A2" office:value-type="string">
            <text:p text:style-name="P62">413</text:p>
          </table:table-cell>
          <table:table-cell table:style-name="Table2.H2" office:value-type="string">
            <text:p text:style-name="P62">[7 957]</text:p>
          </table:table-cell>
        </table:table-row>
        <table:table-row>
          <table:table-cell table:style-name="Table2.A2" office:value-type="string">
            <text:p text:style-name="P59">61</text:p>
          </table:table-cell>
          <table:table-cell table:style-name="Table2.A2" office:value-type="string">
            <text:p text:style-name="P59">10</text:p>
          </table:table-cell>
          <table:table-cell table:style-name="Table2.A2" office:value-type="string">
            <text:p text:style-name="P60">64=3</text:p>
          </table:table-cell>
          <table:table-cell table:style-name="Table2.A2" office:value-type="string">
            <text:p text:style-name="P60">63+3.15</text:p>
          </table:table-cell>
          <table:table-cell table:style-name="Table2.A2" office:value-type="string">
            <text:p text:style-name="P60">[0 1<text:span text:style-name="T33">0</text:span>8]</text:p>
          </table:table-cell>
          <table:table-cell table:style-name="Table2.A2" office:value-type="string">
            <text:p text:style-name="P60">[-420 420]</text:p>
          </table:table-cell>
          <table:table-cell table:style-name="Table2.A2" office:value-type="string">
            <text:p text:style-name="P60">427</text:p>
          </table:table-cell>
          <table:table-cell table:style-name="Table2.H2" office:value-type="string">
            <text:p text:style-name="P60"><text:span text:style-name="T34">[</text:span>7<text:span text:style-name="T34"> </text:span>9<text:span text:style-name="T33">5</text:span>5<text:span text:style-name="T34">]</text:span></text:p>
          </table:table-cell>
        </table:table-row>
        <table:table-row>
          <table:table-cell table:style-name="Table2.A2" office:value-type="string">
            <text:p text:style-name="P63">67</text:p>
          </table:table-cell>
          <table:table-cell table:style-name="Table2.A2" office:value-type="string">
            <text:p text:style-name="P63">16</text:p>
          </table:table-cell>
          <table:table-cell table:style-name="Table2.A2" office:value-type="string">
            <text:p text:style-name="P64">512=43</text:p>
          </table:table-cell>
          <table:table-cell table:style-name="Table2.A2" office:value-type="string">
            <text:p text:style-name="P64">511+43.127</text:p>
          </table:table-cell>
          <table:table-cell table:style-name="Table2.A2" office:value-type="string">
            <text:p text:style-name="P64">[0 <text:span text:style-name="T35">5972]</text:span></text:p>
          </table:table-cell>
          <table:table-cell table:style-name="Table2.A2" office:value-type="string">
            <text:p text:style-name="P65">[-462 462]</text:p>
          </table:table-cell>
          <table:table-cell table:style-name="Table2.A2" office:value-type="string">
            <text:p text:style-name="P65">469</text:p>
          </table:table-cell>
          <table:table-cell table:style-name="Table2.H2" office:value-type="string">
            <text:p text:style-name="P66">[7 <text:span text:style-name="T37">6903]</text:span></text:p>
          </table:table-cell>
        </table:table-row>
        <table:table-row>
          <table:table-cell table:style-name="Table2.A2" office:value-type="string">
            <text:p text:style-name="P63">71</text:p>
          </table:table-cell>
          <table:table-cell table:style-name="Table2.A2" office:value-type="string">
            <text:p text:style-name="P63">16</text:p>
          </table:table-cell>
          <table:table-cell table:style-name="Table2.A2" office:value-type="string">
            <text:p text:style-name="P64">512=15</text:p>
          </table:table-cell>
          <table:table-cell table:style-name="Table2.A2" office:value-type="string">
            <text:p text:style-name="P64">511+15.127</text:p>
          </table:table-cell>
          <table:table-cell table:style-name="Table2.A2" office:value-type="string">
            <text:p text:style-name="P64">[0 <text:span text:style-name="T35">2416]</text:span></text:p>
          </table:table-cell>
          <table:table-cell table:style-name="Table2.A2" office:value-type="string">
            <text:p text:style-name="P65">[-490 490]</text:p>
          </table:table-cell>
          <table:table-cell table:style-name="Table2.A2" office:value-type="string">
            <text:p text:style-name="P65">497</text:p>
          </table:table-cell>
          <table:table-cell table:style-name="Table2.H2" office:value-type="string">
            <text:p text:style-name="P66">[7 <text:span text:style-name="T37">3403]</text:span></text:p>
          </table:table-cell>
        </table:table-row>
        <table:table-row>
          <table:table-cell table:style-name="Table2.A2" office:value-type="string">
            <text:p text:style-name="P63">73</text:p>
          </table:table-cell>
          <table:table-cell table:style-name="Table2.A2" office:value-type="string">
            <text:p text:style-name="P63">16</text:p>
          </table:table-cell>
          <table:table-cell table:style-name="Table2.A2" office:value-type="string">
            <text:p text:style-name="P64">512=1</text:p>
          </table:table-cell>
          <table:table-cell table:style-name="Table2.A2" office:value-type="string">
            <text:p text:style-name="P64">511+1.127</text:p>
          </table:table-cell>
          <table:table-cell table:style-name="Table2.A2" office:value-type="string">
            <text:p text:style-name="P64">[0 <text:span text:style-name="T35">638]</text:span></text:p>
          </table:table-cell>
          <table:table-cell table:style-name="Table2.A2" office:value-type="string">
            <text:p text:style-name="P65">[-504 504]</text:p>
          </table:table-cell>
          <table:table-cell table:style-name="Table2.A2" office:value-type="string">
            <text:p text:style-name="P65">511</text:p>
          </table:table-cell>
          <table:table-cell table:style-name="Table2.H2" office:value-type="string">
            <text:p text:style-name="P66">[7 <text:span text:style-name="T37">1653]</text:span></text:p>
          </table:table-cell>
        </table:table-row>
        <table:table-row>
          <table:table-cell table:style-name="Table2.A2" office:value-type="string">
            <text:p text:style-name="P63">79</text:p>
          </table:table-cell>
          <table:table-cell table:style-name="Table2.A2" office:value-type="string">
            <text:p text:style-name="P63">16</text:p>
          </table:table-cell>
          <table:table-cell table:style-name="Table2.A2" office:value-type="string">
            <text:p text:style-name="P63">256=19</text:p>
          </table:table-cell>
          <table:table-cell table:style-name="Table2.A2" office:value-type="string">
            <text:p text:style-name="P64">255+19.255</text:p>
          </table:table-cell>
          <table:table-cell table:style-name="Table2.A2" office:value-type="string">
            <text:p text:style-name="P64">[0 <text:span text:style-name="T35">5100]</text:span></text:p>
          </table:table-cell>
          <table:table-cell table:style-name="Table2.A2" office:value-type="string">
            <text:p text:style-name="P65">[-546 546]</text:p>
          </table:table-cell>
          <table:table-cell table:style-name="Table2.A2" office:value-type="string">
            <text:p text:style-name="P66">553</text:p>
          </table:table-cell>
          <table:table-cell table:style-name="Table2.H2" office:value-type="string">
            <text:p text:style-name="P66">[7 <text:span text:style-name="T37">6199]</text:span></text:p>
          </table:table-cell>
        </table:table-row>
        <table:table-row>
          <table:table-cell table:style-name="Table2.A2" office:value-type="string">
            <text:p text:style-name="P63">83</text:p>
          </table:table-cell>
          <table:table-cell table:style-name="Table2.A2" office:value-type="string">
            <text:p text:style-name="P63">16</text:p>
          </table:table-cell>
          <table:table-cell table:style-name="Table2.A2" office:value-type="string">
            <text:p text:style-name="P63">256=7</text:p>
          </table:table-cell>
          <table:table-cell table:style-name="Table2.A2" office:value-type="string">
            <text:p text:style-name="P64">255+7.255</text:p>
          </table:table-cell>
          <table:table-cell table:style-name="Table2.A2" office:value-type="string">
            <text:p text:style-name="P64">[0 <text:span text:style-name="T35">2040]</text:span></text:p>
          </table:table-cell>
          <table:table-cell table:style-name="Table2.A2" office:value-type="string">
            <text:p text:style-name="P65">[-574 574]</text:p>
          </table:table-cell>
          <table:table-cell table:style-name="Table2.A2" office:value-type="string">
            <text:p text:style-name="P66">581</text:p>
          </table:table-cell>
          <table:table-cell table:style-name="Table2.H2" office:value-type="string">
            <text:p text:style-name="P66">[7 <text:span text:style-name="T37">3195]</text:span></text:p>
          </table:table-cell>
        </table:table-row>
        <table:table-row>
          <table:table-cell table:style-name="Table2.A2" office:value-type="string">
            <text:p text:style-name="P63">89</text:p>
          </table:table-cell>
          <table:table-cell table:style-name="Table2.A2" office:value-type="string">
            <text:p text:style-name="P63">16</text:p>
          </table:table-cell>
          <table:table-cell table:style-name="Table2.A2" office:value-type="string">
            <text:p text:style-name="P63">512=67</text:p>
          </table:table-cell>
          <table:table-cell table:style-name="Table2.A2" office:value-type="string">
            <text:p text:style-name="P64">511+67.127</text:p>
          </table:table-cell>
          <table:table-cell table:style-name="Table2.A2" office:value-type="string">
            <text:p text:style-name="P64">[0 <text:span text:style-name="T35">9020]</text:span></text:p>
          </table:table-cell>
          <table:table-cell table:style-name="Table2.A2" office:value-type="string">
            <text:p text:style-name="P65">[-616 616]</text:p>
          </table:table-cell>
          <table:table-cell table:style-name="Table2.A2" office:value-type="string">
            <text:p text:style-name="P66">623</text:p>
          </table:table-cell>
          <table:table-cell table:style-name="Table2.H2" office:value-type="string">
            <text:p text:style-name="P66">[7 <text:span text:style-name="T37">10259]</text:span></text:p>
          </table:table-cell>
        </table:table-row>
        <table:table-row>
          <table:table-cell table:style-name="Table2.A2" office:value-type="string">
            <text:p text:style-name="P63">97</text:p>
          </table:table-cell>
          <table:table-cell table:style-name="Table2.A2" office:value-type="string">
            <text:p text:style-name="P63">16</text:p>
          </table:table-cell>
          <table:table-cell table:style-name="Table2.A2" office:value-type="string">
            <text:p text:style-name="P63">512=27</text:p>
          </table:table-cell>
          <table:table-cell table:style-name="Table2.A2" office:value-type="string">
            <text:p text:style-name="P64">511+27.127</text:p>
          </table:table-cell>
          <table:table-cell table:style-name="Table2.A2" office:value-type="string">
            <text:p text:style-name="P64">[0 <text:span text:style-name="T35">3940]</text:span></text:p>
          </table:table-cell>
          <table:table-cell table:style-name="Table2.A2" office:value-type="string">
            <text:p text:style-name="P65">[-672 672]</text:p>
          </table:table-cell>
          <table:table-cell table:style-name="Table2.A2" office:value-type="string">
            <text:p text:style-name="P66">679</text:p>
          </table:table-cell>
          <table:table-cell table:style-name="Table2.H2" office:value-type="string">
            <text:p text:style-name="P66">[7 <text:span text:style-name="T38">5291]</text:span></text:p>
          </table:table-cell>
        </table:table-row>
        <table:table-row>
          <table:table-cell table:style-name="Table2.A2" office:value-type="string">
            <text:p text:style-name="P63">101</text:p>
          </table:table-cell>
          <table:table-cell table:style-name="Table2.A2" office:value-type="string">
            <text:p text:style-name="P63">16</text:p>
          </table:table-cell>
          <table:table-cell table:style-name="Table2.A2" office:value-type="string">
            <text:p text:style-name="P63">512=7</text:p>
          </table:table-cell>
          <table:table-cell table:style-name="Table2.A2" office:value-type="string">
            <text:p text:style-name="P64">511+7.127</text:p>
          </table:table-cell>
          <table:table-cell table:style-name="Table2.A2" office:value-type="string">
            <text:p text:style-name="P64">[0 <text:span text:style-name="T35">1400]</text:span></text:p>
          </table:table-cell>
          <table:table-cell table:style-name="Table2.A2" office:value-type="string">
            <text:p text:style-name="P65">[-700 700]</text:p>
          </table:table-cell>
          <table:table-cell table:style-name="Table2.A2" office:value-type="string">
            <text:p text:style-name="P66">707</text:p>
          </table:table-cell>
          <table:table-cell table:style-name="Table2.H2" office:value-type="string">
            <text:p text:style-name="P66">[7 <text:span text:style-name="T38">2807]</text:span></text:p>
          </table:table-cell>
        </table:table-row>
        <table:table-row>
          <table:table-cell table:style-name="Table2.A2" office:value-type="string">
            <text:p text:style-name="P63">103</text:p>
          </table:table-cell>
          <table:table-cell table:style-name="Table2.A2" office:value-type="string">
            <text:p text:style-name="P63">16</text:p>
          </table:table-cell>
          <table:table-cell table:style-name="Table2.A2" office:value-type="string">
            <text:p text:style-name="P63">128=25</text:p>
          </table:table-cell>
          <table:table-cell table:style-name="Table2.A2" office:value-type="string">
            <text:p text:style-name="P64">127+25.511</text:p>
          </table:table-cell>
          <table:table-cell table:style-name="Table2.A2" office:value-type="string">
            <text:p text:style-name="P64">[0 <text:span text:style-name="T35">12902]</text:span></text:p>
          </table:table-cell>
          <table:table-cell table:style-name="Table2.A2" office:value-type="string">
            <text:p text:style-name="P65">[-71<text:span text:style-name="T36">4</text:span> 71<text:span text:style-name="T36">4</text:span>]</text:p>
          </table:table-cell>
          <table:table-cell table:style-name="Table2.A2" office:value-type="string">
            <text:p text:style-name="P66">721</text:p>
          </table:table-cell>
          <table:table-cell table:style-name="Table2.H2" office:value-type="string">
            <text:p text:style-name="P66">[7 <text:span text:style-name="T38">14337]</text:span></text:p>
          </table:table-cell>
        </table:table-row>
        <table:table-row>
          <table:table-cell table:style-name="Table2.A2" office:value-type="string">
            <text:p text:style-name="P63">107</text:p>
          </table:table-cell>
          <table:table-cell table:style-name="Table2.A2" office:value-type="string">
            <text:p text:style-name="P63">16</text:p>
          </table:table-cell>
          <table:table-cell table:style-name="Table2.A2" office:value-type="string">
            <text:p text:style-name="P63">128=21</text:p>
          </table:table-cell>
          <table:table-cell table:style-name="Table2.A2" office:value-type="string">
            <text:p text:style-name="P64">127+21.511</text:p>
          </table:table-cell>
          <table:table-cell table:style-name="Table2.A2" office:value-type="string">
            <text:p text:style-name="P64">[0 <text:span text:style-name="T35">10858]</text:span></text:p>
          </table:table-cell>
          <table:table-cell table:style-name="Table2.A2" office:value-type="string">
            <text:p text:style-name="P65">[-742 742]</text:p>
          </table:table-cell>
          <table:table-cell table:style-name="Table2.A2" office:value-type="string">
            <text:p text:style-name="P66">749</text:p>
          </table:table-cell>
          <table:table-cell table:style-name="Table2.H2" office:value-type="string">
            <text:p text:style-name="P66">[7 <text:span text:style-name="T38">12349]</text:span></text:p>
          </table:table-cell>
        </table:table-row>
        <table:table-row>
          <table:table-cell table:style-name="Table2.A2" office:value-type="string">
            <text:p text:style-name="P63">109</text:p>
          </table:table-cell>
          <table:table-cell table:style-name="Table2.A2" office:value-type="string">
            <text:p text:style-name="P63">16</text:p>
          </table:table-cell>
          <table:table-cell table:style-name="Table2.A2" office:value-type="string">
            <text:p text:style-name="P63">128=19</text:p>
          </table:table-cell>
          <table:table-cell table:style-name="Table2.A2" office:value-type="string">
            <text:p text:style-name="P64">127+19.511</text:p>
          </table:table-cell>
          <table:table-cell table:style-name="Table2.A2" office:value-type="string">
            <text:p text:style-name="P64">[0 <text:span text:style-name="T35">9836]</text:span></text:p>
          </table:table-cell>
          <table:table-cell table:style-name="Table2.A2" office:value-type="string">
            <text:p text:style-name="P65">[-756 756]</text:p>
          </table:table-cell>
          <table:table-cell table:style-name="Table2.A2" office:value-type="string">
            <text:p text:style-name="P66">763</text:p>
          </table:table-cell>
          <table:table-cell table:style-name="Table2.H2" office:value-type="string">
            <text:p text:style-name="P66">[7 <text:span text:style-name="T38">11355]</text:span></text:p>
          </table:table-cell>
        </table:table-row>
        <table:table-row>
          <table:table-cell table:style-name="Table2.A2" office:value-type="string">
            <text:p text:style-name="P63">113</text:p>
          </table:table-cell>
          <table:table-cell table:style-name="Table2.A2" office:value-type="string">
            <text:p text:style-name="P63">16</text:p>
          </table:table-cell>
          <table:table-cell table:style-name="Table2.A2" office:value-type="string">
            <text:p text:style-name="P63">128=15</text:p>
          </table:table-cell>
          <table:table-cell table:style-name="Table2.A2" office:value-type="string">
            <text:p text:style-name="P64">127+15.511</text:p>
          </table:table-cell>
          <table:table-cell table:style-name="Table2.A2" office:value-type="string">
            <text:p text:style-name="P64">[0 <text:span text:style-name="T35">7792]</text:span></text:p>
          </table:table-cell>
          <table:table-cell table:style-name="Table2.A2" office:value-type="string">
            <text:p text:style-name="P65">[-784 784]</text:p>
          </table:table-cell>
          <table:table-cell table:style-name="Table2.A2" office:value-type="string">
            <text:p text:style-name="P66">791</text:p>
          </table:table-cell>
          <table:table-cell table:style-name="Table2.H2" office:value-type="string">
            <text:p text:style-name="P66">[7 <text:span text:style-name="T38">9367]</text:span></text:p>
          </table:table-cell>
        </table:table-row>
        <table:table-row>
          <table:table-cell table:style-name="Table2.A2" office:value-type="string">
            <text:p text:style-name="P63">127</text:p>
          </table:table-cell>
          <table:table-cell table:style-name="Table2.A2" office:value-type="string">
            <text:p text:style-name="P63">16</text:p>
          </table:table-cell>
          <table:table-cell table:style-name="Table2.A2" office:value-type="string">
            <text:p text:style-name="P63">128=1</text:p>
          </table:table-cell>
          <table:table-cell table:style-name="Table2.A2" office:value-type="string">
            <text:p text:style-name="P64">127+1.511</text:p>
          </table:table-cell>
          <table:table-cell table:style-name="Table2.A2" office:value-type="string">
            <text:p text:style-name="P64">[0 <text:span text:style-name="T35">638]</text:span></text:p>
          </table:table-cell>
          <table:table-cell table:style-name="Table2.A2" office:value-type="string">
            <text:p text:style-name="P65">[-882 882]</text:p>
          </table:table-cell>
          <table:table-cell table:style-name="Table2.A2" office:value-type="string">
            <text:p text:style-name="P66">889</text:p>
          </table:table-cell>
          <table:table-cell table:style-name="Table2.H2" office:value-type="string">
            <text:p text:style-name="P66">[7 <text:span text:style-name="T38">2409]</text:span></text:p>
          </table:table-cell>
        </table:table-row>
        <table:table-row>
          <table:table-cell table:style-name="Table2.A2" office:value-type="string">
            <text:p text:style-name="P63">131</text:p>
          </table:table-cell>
          <table:table-cell table:style-name="Table2.A2" office:value-type="string">
            <text:p text:style-name="P63">16</text:p>
          </table:table-cell>
          <table:table-cell table:style-name="Table2.A2" office:value-type="string">
            <text:p text:style-name="P64">1024=107</text:p>
          </table:table-cell>
          <table:table-cell table:style-name="Table2.A2" office:value-type="string">
            <text:p text:style-name="P64">1023+107.64</text:p>
          </table:table-cell>
          <table:table-cell table:style-name="Table2.A2" office:value-type="string">
            <text:p text:style-name="P64">[0 <text:span text:style-name="T35">7811]</text:span></text:p>
          </table:table-cell>
          <table:table-cell table:style-name="Table2.A2" office:value-type="string">
            <text:p text:style-name="P65">[-910 910]</text:p>
          </table:table-cell>
          <table:table-cell table:style-name="Table2.A2" office:value-type="string">
            <text:p text:style-name="P66">917</text:p>
          </table:table-cell>
          <table:table-cell table:style-name="Table2.H2" office:value-type="string">
            <text:p text:style-name="P66">[7 <text:span text:style-name="T38">9638]</text:span></text:p>
          </table:table-cell>
        </table:table-row>
        <table:table-row>
          <table:table-cell table:style-name="Table2.A2" office:value-type="string">
            <text:p text:style-name="P63">137</text:p>
          </table:table-cell>
          <table:table-cell table:style-name="Table2.A2" office:value-type="string">
            <text:p text:style-name="P63">16</text:p>
          </table:table-cell>
          <table:table-cell table:style-name="Table2.A2" office:value-type="string">
            <text:p text:style-name="P63">512=101</text:p>
          </table:table-cell>
          <table:table-cell table:style-name="Table2.A2" office:value-type="string">
            <text:p text:style-name="P64">511+101.127</text:p>
          </table:table-cell>
          <table:table-cell table:style-name="Table2.A2" office:value-type="string">
            <text:p text:style-name="P64">[0 <text:span text:style-name="T35">13211]</text:span></text:p>
          </table:table-cell>
          <table:table-cell table:style-name="Table2.A2" office:value-type="string">
            <text:p text:style-name="P65">[-952 952]</text:p>
          </table:table-cell>
          <table:table-cell table:style-name="Table2.A2" office:value-type="string">
            <text:p text:style-name="P66">959</text:p>
          </table:table-cell>
          <table:table-cell table:style-name="Table2.H2" office:value-type="string">
            <text:p text:style-name="P66">[7 <text:span text:style-name="T39">15122]</text:span></text:p>
          </table:table-cell>
        </table:table-row>
        <table:table-row>
          <table:table-cell table:style-name="Table2.A2" office:value-type="string">
            <text:p text:style-name="P63">139</text:p>
          </table:table-cell>
          <table:table-cell table:style-name="Table2.A2" office:value-type="string">
            <text:p text:style-name="P63">16</text:p>
          </table:table-cell>
          <table:table-cell table:style-name="Table2.A2" office:value-type="string">
            <text:p text:style-name="P63">512=95</text:p>
          </table:table-cell>
          <table:table-cell table:style-name="Table2.A2" office:value-type="string">
            <text:p text:style-name="P64">511+95.127</text:p>
          </table:table-cell>
          <table:table-cell table:style-name="Table2.A2" office:value-type="string">
            <text:p text:style-name="P64">[0 <text:span text:style-name="T35">12576]</text:span></text:p>
          </table:table-cell>
          <table:table-cell table:style-name="Table2.A2" office:value-type="string">
            <text:p text:style-name="P65">[-966 966]</text:p>
          </table:table-cell>
          <table:table-cell table:style-name="Table2.A2" office:value-type="string">
            <text:p text:style-name="P66">973</text:p>
          </table:table-cell>
          <table:table-cell table:style-name="Table2.H2" office:value-type="string">
            <text:p text:style-name="P66">[7 <text:span text:style-name="T39">14515]</text:span></text:p>
          </table:table-cell>
        </table:table-row>
        <table:table-row>
          <table:table-cell table:style-name="Table2.A2" office:value-type="string">
            <text:p text:style-name="P63">149</text:p>
          </table:table-cell>
          <table:table-cell table:style-name="Table2.A2" office:value-type="string">
            <text:p text:style-name="P63">16</text:p>
          </table:table-cell>
          <table:table-cell table:style-name="Table2.A2" office:value-type="string">
            <text:p text:style-name="P63">512=65</text:p>
          </table:table-cell>
          <table:table-cell table:style-name="Table2.A2" office:value-type="string">
            <text:p text:style-name="P64">511+65.127</text:p>
          </table:table-cell>
          <table:table-cell table:style-name="Table2.A2" office:value-type="string">
            <text:p text:style-name="P64">[0 <text:span text:style-name="T35">8766]</text:span></text:p>
          </table:table-cell>
          <table:table-cell table:style-name="Table2.A2" office:value-type="string">
            <text:p text:style-name="P65">[-1036 1036]</text:p>
          </table:table-cell>
          <table:table-cell table:style-name="Table2.A2" office:value-type="string">
            <text:p text:style-name="P66">1043</text:p>
          </table:table-cell>
          <table:table-cell table:style-name="Table2.H2" office:value-type="string">
            <text:p text:style-name="P66">[7 <text:span text:style-name="T39">10845]</text:span></text:p>
          </table:table-cell>
        </table:table-row>
        <table:table-row>
          <table:table-cell table:style-name="Table2.A2" office:value-type="string">
            <text:p text:style-name="P63">151</text:p>
          </table:table-cell>
          <table:table-cell table:style-name="Table2.A2" office:value-type="string">
            <text:p text:style-name="P63">16</text:p>
          </table:table-cell>
          <table:table-cell table:style-name="Table2.A2" office:value-type="string">
            <text:p text:style-name="P63">512=59</text:p>
          </table:table-cell>
          <table:table-cell table:style-name="Table2.A2" office:value-type="string">
            <text:p text:style-name="P64">511+59.127</text:p>
          </table:table-cell>
          <table:table-cell table:style-name="Table2.A2" office:value-type="string">
            <text:p text:style-name="P64">[0 <text:span text:style-name="T35">8004]</text:span></text:p>
          </table:table-cell>
          <table:table-cell table:style-name="Table2.A2" office:value-type="string">
            <text:p text:style-name="P65">[-1050 1050]</text:p>
          </table:table-cell>
          <table:table-cell table:style-name="Table2.A2" office:value-type="string">
            <text:p text:style-name="P66">1057</text:p>
          </table:table-cell>
          <table:table-cell table:style-name="Table2.H2" office:value-type="string">
            <text:p text:style-name="P66">[7 <text:span text:style-name="T39">10111]</text:span></text:p>
          </table:table-cell>
        </table:table-row>
        <table:table-row>
          <table:table-cell table:style-name="Table2.A2" office:value-type="string">
            <text:p text:style-name="P63">157</text:p>
          </table:table-cell>
          <table:table-cell table:style-name="Table2.A2" office:value-type="string">
            <text:p text:style-name="P63">16</text:p>
          </table:table-cell>
          <table:table-cell table:style-name="Table2.A2" office:value-type="string">
            <text:p text:style-name="P63">512=41</text:p>
          </table:table-cell>
          <table:table-cell table:style-name="Table2.A2" office:value-type="string">
            <text:p text:style-name="P64">511+41.127</text:p>
          </table:table-cell>
          <table:table-cell table:style-name="Table2.A2" office:value-type="string">
            <text:p text:style-name="P64">[0 <text:span text:style-name="T35">5718]</text:span></text:p>
          </table:table-cell>
          <table:table-cell table:style-name="Table2.A2" office:value-type="string">
            <text:p text:style-name="P65">[-1092 1092]</text:p>
          </table:table-cell>
          <table:table-cell table:style-name="Table2.A2" office:value-type="string">
            <text:p text:style-name="P66">1099</text:p>
          </table:table-cell>
          <table:table-cell table:style-name="Table2.H2" office:value-type="string">
            <text:p text:style-name="P66">[7 <text:span text:style-name="T39">7609]</text:span></text:p>
          </table:table-cell>
        </table:table-row>
        <text:soft-page-break/>
        <table:table-row>
          <table:table-cell table:style-name="Table2.A2" office:value-type="string">
            <text:p text:style-name="P63">163</text:p>
          </table:table-cell>
          <table:table-cell table:style-name="Table2.A2" office:value-type="string">
            <text:p text:style-name="P63">16</text:p>
          </table:table-cell>
          <table:table-cell table:style-name="Table2.A2" office:value-type="string">
            <text:p text:style-name="P63">512=23</text:p>
          </table:table-cell>
          <table:table-cell table:style-name="Table2.A2" office:value-type="string">
            <text:p text:style-name="P64">511+23.127</text:p>
          </table:table-cell>
          <table:table-cell table:style-name="Table2.A2" office:value-type="string">
            <text:p text:style-name="P64">[0 <text:span text:style-name="T35">3432]</text:span></text:p>
          </table:table-cell>
          <table:table-cell table:style-name="Table2.A2" office:value-type="string">
            <text:p text:style-name="P65">[-1134 1134]</text:p>
          </table:table-cell>
          <table:table-cell table:style-name="Table2.A2" office:value-type="string">
            <text:p text:style-name="P66">1141</text:p>
          </table:table-cell>
          <table:table-cell table:style-name="Table2.H2" office:value-type="string">
            <text:p text:style-name="P66">[7 <text:span text:style-name="T39">5707]</text:span></text:p>
          </table:table-cell>
        </table:table-row>
        <table:table-row>
          <table:table-cell table:style-name="Table2.A2" office:value-type="string">
            <text:p text:style-name="P63">167</text:p>
          </table:table-cell>
          <table:table-cell table:style-name="Table2.A2" office:value-type="string">
            <text:p text:style-name="P63">16</text:p>
          </table:table-cell>
          <table:table-cell table:style-name="Table2.A2" office:value-type="string">
            <text:p text:style-name="P63">512=11</text:p>
          </table:table-cell>
          <table:table-cell table:style-name="Table2.A2" office:value-type="string">
            <text:p text:style-name="P64">511+11.127</text:p>
          </table:table-cell>
          <table:table-cell table:style-name="Table2.A2" office:value-type="string">
            <text:p text:style-name="P64">[0 <text:span text:style-name="T35">1908]</text:span></text:p>
          </table:table-cell>
          <table:table-cell table:style-name="Table2.A2" office:value-type="string">
            <text:p text:style-name="P65">[-1162 1162]</text:p>
          </table:table-cell>
          <table:table-cell table:style-name="Table2.A2" office:value-type="string">
            <text:p text:style-name="P66">1169</text:p>
          </table:table-cell>
          <table:table-cell table:style-name="Table2.H2" office:value-type="string">
            <text:p text:style-name="P66">[7 <text:span text:style-name="T39">4239]</text:span></text:p>
          </table:table-cell>
        </table:table-row>
        <table:table-row>
          <table:table-cell table:style-name="Table2.A2" office:value-type="string">
            <text:p text:style-name="P63">173</text:p>
          </table:table-cell>
          <table:table-cell table:style-name="Table2.A2" office:value-type="string">
            <text:p text:style-name="P63">16</text:p>
          </table:table-cell>
          <table:table-cell table:style-name="Table2.A2" office:value-type="string">
            <text:p text:style-name="P63">256=83</text:p>
          </table:table-cell>
          <table:table-cell table:style-name="Table2.A2" office:value-type="string">
            <text:p text:style-name="P64">255+83.255</text:p>
          </table:table-cell>
          <table:table-cell table:style-name="Table2.A2" office:value-type="string">
            <text:p text:style-name="P64">[0 <text:span text:style-name="T35">21420]</text:span></text:p>
          </table:table-cell>
          <table:table-cell table:style-name="Table2.A2" office:value-type="string">
            <text:p text:style-name="P65">[-1204 1204]</text:p>
          </table:table-cell>
          <table:table-cell table:style-name="Table2.A2" office:value-type="string">
            <text:p text:style-name="P66">1211</text:p>
          </table:table-cell>
          <table:table-cell table:style-name="Table2.H2" office:value-type="string">
            <text:p text:style-name="P66">[7 <text:span text:style-name="T39">23835]</text:span></text:p>
          </table:table-cell>
        </table:table-row>
        <table:table-row>
          <table:table-cell table:style-name="Table2.A2" office:value-type="string">
            <text:p text:style-name="P63">179</text:p>
          </table:table-cell>
          <table:table-cell table:style-name="Table2.A2" office:value-type="string">
            <text:p text:style-name="P63">16</text:p>
          </table:table-cell>
          <table:table-cell table:style-name="Table2.A2" office:value-type="string">
            <text:p text:style-name="P63">256=77</text:p>
          </table:table-cell>
          <table:table-cell table:style-name="Table2.A2" office:value-type="string">
            <text:p text:style-name="P64">255+77.255</text:p>
          </table:table-cell>
          <table:table-cell table:style-name="Table2.A2" office:value-type="string">
            <text:p text:style-name="P64">[0 <text:span text:style-name="T35">19890]</text:span></text:p>
          </table:table-cell>
          <table:table-cell table:style-name="Table2.A2" office:value-type="string">
            <text:p text:style-name="P65">[-1246 1246]</text:p>
          </table:table-cell>
          <table:table-cell table:style-name="Table2.A2" office:value-type="string">
            <text:p text:style-name="P66">1253</text:p>
          </table:table-cell>
          <table:table-cell table:style-name="Table2.H2" office:value-type="string">
            <text:p text:style-name="P66">[7 <text:span text:style-name="T39">22389]</text:span></text:p>
          </table:table-cell>
        </table:table-row>
        <table:table-row>
          <table:table-cell table:style-name="Table2.A2" office:value-type="string">
            <text:p text:style-name="P62">181</text:p>
          </table:table-cell>
          <table:table-cell table:style-name="Table2.A2" office:value-type="string">
            <text:p text:style-name="P62">16</text:p>
          </table:table-cell>
          <table:table-cell table:style-name="Table2.A2" office:value-type="string">
            <text:p text:style-name="P62">256=75</text:p>
          </table:table-cell>
          <table:table-cell table:style-name="Table2.A2" office:value-type="string">
            <text:p text:style-name="P62">255+75.255</text:p>
          </table:table-cell>
          <table:table-cell table:style-name="Table2.A2" office:value-type="string">
            <text:p text:style-name="P62">[0 19380]</text:p>
          </table:table-cell>
          <table:table-cell table:style-name="Table2.A2" office:value-type="string">
            <text:p text:style-name="P62">[-1260 1260]</text:p>
          </table:table-cell>
          <table:table-cell table:style-name="Table2.A2" office:value-type="string">
            <text:p text:style-name="P67">1267</text:p>
          </table:table-cell>
          <table:table-cell table:style-name="Table2.H2" office:value-type="string">
            <text:p text:style-name="P67">[7 21907]</text:p>
          </table:table-cell>
        </table:table-row>
        <table:table-row>
          <table:table-cell table:style-name="Table2.A2" office:value-type="string">
            <text:p text:style-name="P68">191</text:p>
          </table:table-cell>
          <table:table-cell table:style-name="Table2.A2" office:value-type="string">
            <text:p text:style-name="P68">16</text:p>
          </table:table-cell>
          <table:table-cell table:style-name="Table2.A2" office:value-type="string">
            <text:p text:style-name="P68">256=65</text:p>
          </table:table-cell>
          <table:table-cell table:style-name="Table2.A2" office:value-type="string">
            <text:p text:style-name="P69">255+65.255</text:p>
          </table:table-cell>
          <table:table-cell table:style-name="Table2.A2" office:value-type="string">
            <text:p text:style-name="P69">[0 16830]</text:p>
          </table:table-cell>
          <table:table-cell table:style-name="Table2.A2" office:value-type="string">
            <text:p text:style-name="P69">[-1330 1330]</text:p>
          </table:table-cell>
          <table:table-cell table:style-name="Table2.A2" office:value-type="string">
            <text:p text:style-name="P69">1337</text:p>
          </table:table-cell>
          <table:table-cell table:style-name="Table2.H2" office:value-type="string">
            <text:p text:style-name="P69">[7 <text:span text:style-name="T80">19497]</text:span></text:p>
          </table:table-cell>
        </table:table-row>
        <table:table-row>
          <table:table-cell table:style-name="Table2.A2" office:value-type="string">
            <text:p text:style-name="P68">193</text:p>
          </table:table-cell>
          <table:table-cell table:style-name="Table2.A2" office:value-type="string">
            <text:p text:style-name="P68">16</text:p>
          </table:table-cell>
          <table:table-cell table:style-name="Table2.A2" office:value-type="string">
            <text:p text:style-name="P68">256=63</text:p>
          </table:table-cell>
          <table:table-cell table:style-name="Table2.A2" office:value-type="string">
            <text:p text:style-name="P69">255+63.255</text:p>
          </table:table-cell>
          <table:table-cell table:style-name="Table2.A2" office:value-type="string">
            <text:p text:style-name="P69">[0 16320]</text:p>
          </table:table-cell>
          <table:table-cell table:style-name="Table2.A2" office:value-type="string">
            <text:p text:style-name="P69">[-1344 1344]</text:p>
          </table:table-cell>
          <table:table-cell table:style-name="Table2.A2" office:value-type="string">
            <text:p text:style-name="P69">1351</text:p>
          </table:table-cell>
          <table:table-cell table:style-name="Table2.H2" office:value-type="string">
            <text:p text:style-name="P69">[7<text:span text:style-name="T80"> 19015]</text:span></text:p>
          </table:table-cell>
        </table:table-row>
      </table:table>
      <text:p text:style-name="P19"><text:span text:style-name="T45"/></text:p>
      <text:p text:style-name="P51"><text:span text:style-name="T2">Section </text:span><text:span text:style-name="T11">4</text:span><text:span text:style-name="T2"> – </text:span><text:span text:style-name="T11">Formats.</text:span></text:p>
      <text:p text:style-name="P26"/>
      <text:p text:style-name="P15"><text:span text:style-name="T68">Afmt</text:span><text:span text:style-name="T59"> consist of one skip/terminate byte (for sparsity) and seven bytes, where the top nybble of each byte specifies which of the 16 slots to add and the second nybble which to subtract.</text:span><text:span text:style-name="T62"> <text:s/>Each byte of Afmt is looked up in a table Thpa, which is populated in hpmitabas (in tabmake.c) by first interpreting the program using Dfmt bytes, and then trying all pairs (i,j) to see what slot[i]-slot[j] comes to (as Dfmt using DSSub) and setting Thpa[that] to be (i&lt;&lt;4)+j.</text:span></text:p>
      <text:p text:style-name="P15"><text:span text:style-name="T59"/></text:p>
      <text:p text:style-name="P34"><text:span text:style-name="T59">T</text:span><text:span text:style-name="T45">he cauldron is always 128 bytes, so is 126 columns (p=5 so as to be an integral number of Dfmt bytes), 128 columns (7,11,13), 96 columns (17-61 if sse4.1 available) and 64 columns otherwise.</text:span></text:p>
      <text:p text:style-name="P55"/>
      <text:p text:style-name="P15"><text:span text:style-name="T68">Bfmt</text:span><text:span text:style-name="T59"> </text:span><text:span text:style-name="T58">is simply Dfmt, with the sparsity tested and the extra zero rows/columns added to make the brick complete. <text:s/>Expansion</text:span><text:span text:style-name="T60"> is done in BSeed . . </text:span></text:p>
      <text:p text:style-name="P34"><text:span text:style-name="T45">f-&gt;SeedMagic==1<text:tab/>expands from 8 to 16 bits.</text:span></text:p>
      <text:p text:style-name="P34"><text:span text:style-name="T45">f-&gt;SeedMagic==4<text:tab/>expands from 8 to 10 bits.</text:span></text:p>
      <text:p text:style-name="P34"><text:span text:style-name="T45">f-&gt;SeedMagic==5<text:tab/>expands from two in a byte to one in a byte (for 7,11,13).</text:span></text:p>
      <text:p text:style-name="P34"><text:span text:style-name="T45">f-&gt;SeedMagic==6<text:tab/>expands from three in a byte to one in a byte (5 only).</text:span></text:p>
      <text:p text:style-name="P34"><text:span text:style-name="T45">In the Bwa, the values are always in the range 0 . . . (p-1).</text:span></text:p>
      <text:p text:style-name="P56"/>
      <text:p text:style-name="P16"><text:span text:style-name="T68">Cfmt</text:span><text:span text:style-name="T59"> consists of 8, 10 or 16-bit quantites with a </text:span><text:span text:style-name="T68">bias</text:span><text:span text:style-name="T59"> added, so that the next round of subtractions will not underflow. <text:s/>Nevertheless the entries are correct mod p and CtoD has only to reduce the numbers mod p to get them ready for packing, which in the case of p={5,7,11,13} requires putting more than one in a byte.</text:span><text:span text:style-name="T62"> <text:s/>This is done in 'c' using f-&gt;bar48, set (in FieldASet) to be 2</text:span><text:span text:style-name="T41">48</text:span><text:span text:style-name="T62">/prime rounded up. <text:s/>Division by the prime (a rather slow instruction) is avoided by multiplying by f-&gt;bar48 then shifting 48 positions right, which is always correct with 16-bit numbers.</text:span></text:p>
      <text:p text:style-name="P19"><text:span text:style-name="T45"/></text:p>
      <text:p text:style-name="P50"><text:span text:style-name="T2">Section </text:span><text:span text:style-name="T11">5</text:span><text:span text:style-name="T2"> – </text:span><text:span text:style-name="T9">Parameters in </text:span><text:span text:style-name="T10">f-&gt;parms</text:span><text:span text:style-name="T9"> structure</text:span><text:span text:style-name="T3">.</text:span></text:p>
      <text:p text:style-name="P25"/>
      <text:p text:style-name="P31">The FIELD structure has an array of nine uint64_t values <text:span text:style-name="T81">passed to </text:span>the performance critical BwaMad routines pcjas, pcaas, pcjat and pcdas, and also the BSeed routine pcdasc.<text:span text:style-name="T81"> <text:s/>This is populated by hpmitabas (in tabmake.c) with</text:span> the following meanings<text:span text:style-name="T81">.</text:span></text:p>
      <text:p text:style-name="P32"/>
      <text:p text:style-name="P31"><text:span text:style-name="T66">f-&gt;parms[0]</text:span><text:span text:style-name="T55"> </text:span><text:span text:style-name="T57">characteristic</text:span><text:span text:style-name="T58">. <text:s/>R</text:span><text:span text:style-name="T57">epeated every 8,10,16 bits</text:span></text:p>
      <text:p text:style-name="P33"><text:soft-page-break/><text:span text:style-name="T67">f</text:span><text:span text:style-name="T66">-&gt;parms[1]</text:span><text:span text:style-name="T45"> shift for "red" in table</text:span><text:span text:style-name="T58">. <text:s/>Scalar 64-bit value</text:span></text:p>
      <text:p text:style-name="P31"><text:span text:style-name="T66">f-&gt;parms[2]</text:span><text:span text:style-name="T67"> </text:span><text:span text:style-name="T55"><text:s/></text:span><text:span text:style-name="T57">mask to get top bits for reduction.</text:span><text:span text:style-name="T58"> <text:s/>Repeated every 8,10,16 bits.</text:span></text:p>
      <text:p text:style-name="P31"><text:span text:style-name="T66">f-&gt;parms[3]</text:span><text:span text:style-name="T55"> </text:span><text:span text:style-name="T57">2^S (f-&gt;parms[1]) - p. <text:s/>repeated every 8,10,16 bits.</text:span></text:p>
      <text:p text:style-name="P33"><text:span text:style-name="T67">f</text:span><text:span text:style-name="T66">-&gt;parms[4]</text:span><text:span text:style-name="T45"> size of one slot - always 128</text:span><text:span text:style-name="T58">.</text:span><text:span text:style-name="T45"> </text:span><text:span text:style-name="T58">Scalar. <text:s/></text:span><text:span text:style-name="T45">\ multiplied to give</text:span></text:p>
      <text:p text:style-name="P33"><text:span text:style-name="T67">f</text:span><text:span text:style-name="T66">-&gt;parms[5]</text:span><text:span text:style-name="T45"> size of AS code (slots used)</text:span><text:span text:style-name="T58">. <text:s/>Scalar. </text:span><text:span text:style-name="T45"><text:s/>/ </text:span><text:span text:style-name="T57">slice stride</text:span><text:span text:style-name="T58">.</text:span></text:p>
      <text:p text:style-name="P31"><text:span text:style-name="T66">f-&gt;parms[6]</text:span><text:span text:style-name="T55"> </text:span><text:span text:style-name="T56">always 7. </text:span><text:span text:style-name="T57"><text:s/></text:span><text:span text:style-name="T58">Scalar. </text:span><text:span text:style-name="T57">Used in </text:span><text:span text:style-name="T56">pcdasc but not BwaMad - implicitly 7</text:span><text:span text:style-name="T58">.</text:span></text:p>
      <text:p text:style-name="P44"><text:span text:style-name="T64">f</text:span><text:span text:style-name="T63">-&gt;parms[7]</text:span><text:span text:style-name="T45"> 2^S % p, </text:span><text:span text:style-name="T58">repeated (</text:span><text:span text:style-name="T45">16</text:span><text:span text:style-name="T58"> / </text:span><text:span text:style-name="T45">32</text:span><text:span text:style-name="T58">)</text:span><text:span text:style-name="T45"> </text:span><text:span text:style-name="T58">bits </text:span><text:span text:style-name="T45">depending on which multiply in use.</text:span></text:p>
      <text:p text:style-name="P31"><text:span text:style-name="T66">f-&gt;parms[8]</text:span><text:span text:style-name="T57"> = </text:span><text:span text:style-name="T56"><text:s/>czer - bias as uint64_t</text:span><text:span text:style-name="T58">. <text:s/>R</text:span><text:span text:style-name="T56">epeated every 8,10,16 bits</text:span><text:span text:style-name="T58">.</text:span></text:p>
      <text:p text:style-name="P31"><text:span text:style-name="T58"/></text:p>
      <text:p text:style-name="P52"><text:span text:style-name="T2">Section </text:span><text:span text:style-name="T12">6</text:span><text:span text:style-name="T2"> – </text:span><text:span text:style-name="T12">Greasing the brick</text:span><text:span text:style-name="T3">.</text:span></text:p>
      <text:p text:style-name="P27"/>
      <text:p text:style-name="P35"><text:span text:style-name="T58">T</text:span><text:span text:style-name="T45">he greasing of the brick is done seven times - once for each slice. <text:s/>The intial value(s) are put in by BSeed, putting row 1 (17-193), rows 1 and 2 (7-11) or trows 1, 2 and 3 (5) into each slice. <text:s/>Row zero is always zero (set by BwaInit). <text:s/>The computation runs with the "accumulator" initially holding row 1, and the "destination" pointer set to row 2.</text:span></text:p>
      <text:p text:style-name="P35"><text:span text:style-name="T45">The f-&gt;prog (copied from achain in tabmake.c) is then interpreted. <text:s/>There are four kinds of bytes.</text:span></text:p>
      <text:p text:style-name="P35"><text:span text:style-name="T45">Values 0-79 are the "star" chain values. <text:s/>The specified row is added into the accumulator, the result stored in the "destination" which is then incremented.</text:span></text:p>
      <text:p text:style-name="P35"><text:span text:style-name="T45">Values 80-159 load the accumulator from row (value - 80).</text:span></text:p>
      <text:p text:style-name="P35"><text:span text:style-name="T45">Values 160-239 set the destination pointer as (value-160)</text:span></text:p>
      <text:p text:style-name="P35"><text:span text:style-name="T45">Value 255 is the terminator.</text:span></text:p>
      <text:p text:style-name="P35"><text:span text:style-name="T45"/></text:p>
      <text:p text:style-name="P35"><text:span text:style-name="T45">As an example, the table (in achain) for 19 is</text:span></text:p>
      <text:p text:style-name="P35"><text:span text:style-name="T45"><text:s text:c="2"/>19,6,5, <text:s text:c="2"/>1,1,3,163,3,255, <text:s text:c="8"/>whose meaning is . . .</text:span></text:p>
      <text:p text:style-name="P35"><text:span text:style-name="T45">For the prime 19, there are 6 bytes of code. <text:s/>(the shift for reduction is 5 places)</text:span></text:p>
      <text:p text:style-name="P35"><text:span text:style-name="T45"><text:tab/><text:tab/>acc = 1 <text:s text:c="2"/>dest = 2<text:tab/>0 1</text:span></text:p>
      <text:p text:style-name="P35"><text:span text:style-name="T45"><text:tab/>1<text:tab/>acc = 2 <text:s text:c="2"/>dest = 3<text:tab/>0 1 2</text:span></text:p>
      <text:p text:style-name="P35"><text:span text:style-name="T45"><text:tab/>1<text:tab/>acc = 3 <text:s text:c="2"/>dest = 4<text:tab/>0 1 2 3</text:span></text:p>
      <text:p text:style-name="P35"><text:span text:style-name="T45"><text:tab/>3<text:tab/>acc = 6 <text:s text:c="2"/>dest = 5<text:tab/>0 1 2 3 6</text:span></text:p>
      <text:p text:style-name="P35"><text:span text:style-name="T45"><text:tab/>163<text:tab/>acc = 6 <text:s text:c="2"/>dest = 3<text:tab/>0 1 2 3 6</text:span></text:p>
      <text:p text:style-name="P35"><text:span text:style-name="T45"><text:tab/>3<text:tab/>acc = 9 <text:s text:c="2"/>dest = 4<text:tab/>0 1 2 </text:span><text:span text:style-name="T61">9 6</text:span></text:p>
      <text:p text:style-name="P35"><text:span text:style-name="T61"/></text:p>
      <text:p text:style-name="P36"><text:span text:style-name="T45">The achain tables were all computed by hand, but have been tested.</text:span><text:span text:style-name="T62"> <text:s/>Hence the AS-codes in section 2 are only given implicitly by following the achain program, as is done to populate Thpa for Afmt conversion.</text:span></text:p>
      <text:p text:style-name="P36"><text:span text:style-name="T45"/></text:p>
      <text:p text:style-name="P47"><text:span text:style-name="T70">The following of the program is the job of pcdasc, which works in SSE only (no AVX version so far). <text:s/>In pcdasc reduction is done relying on the fact that the numbers in both the accumulator and in the slots are at most p-1. <text:s/>It is done by adding 2</text:span><text:span text:style-name="T42">N</text:span><text:span text:style-name="T70">-p from f-&gt;parms[3], AND with the mask from f-&gt;parms[2], then shifting right f-&gt;parms[1] places then subtracting the shifted value from the unshifted value to get a mask which is all 1 if the number was bigger than p, and all 0 if not. <text:s/>This mask is ANDed with p and subtracted to complete the red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3-18T09:25:09.015387927</dc:date>
    <meta:editing-duration>P1DT10H46M10S</meta:editing-duration>
    <meta:editing-cycles>211</meta:editing-cycles>
    <meta:generator>LibreOffice/5.1.6.2$Linux_X86_64 LibreOffice_project/10m0$Build-2</meta:generator>
    <meta:document-statistic meta:table-count="1" meta:image-count="0" meta:object-count="0" meta:page-count="6" meta:paragraph-count="456" meta:word-count="2845" meta:character-count="13544" meta:non-whitespace-character-count="10966"/>
  </office:meta>
</office:document-meta>
</file>